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5965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8244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813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53in" svg:x="9.0461in" svg:y="0.0941in">
            <draw:object draw:notify-on-update-of-ranges="Sheet1.A2:Sheet1.A21 Sheet1.B1:Sheet1.B1 Sheet1.B2:Sheet1.B21 Sheet1.A2:Sheet1.A21 Sheet1.C1:Sheet1.C1 Sheet1.C2:Sheet1.C21 Sheet1.A2:Sheet1.A21 Sheet1.D1:Sheet1.D1 Sheet1.D2:Sheet1.D21 Sheet1.A2:Sheet1.A21 Sheet1.E1:Sheet1.E1 Sheet1.E2:Sheet1.E21 Sheet1.A2:Sheet1.A21 Sheet1.F1:Sheet1.F1 Sheet1.F2:Sheet1.F21 Sheet1.A2:Sheet1.A21 Sheet1.G1:Sheet1.G1 Sheet1.G2:Sheet1.G21 Sheet1.A2:Sheet1.A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53in" svg:x="10.3539in" svg:y="4.5071in">
            <draw:object draw:notify-on-update-of-ranges="Sheet1.A25:Sheet1.A44 Sheet1.I24:Sheet1.I24 Sheet1.I25:Sheet1.I44 Sheet1.A25:Sheet1.A44 Sheet1.J24:Sheet1.J24 Sheet1.J25:Sheet1.J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Sheet1_2.A2]" office:value-type="float" office:value="0" calcext:value-type="float">
            <text:p>0</text:p>
          </table:table-cell>
          <table:table-cell table:formula="of:=[Sheet1_2.B2]" office:value-type="float" office:value="0" calcext:value-type="float">
            <text:p>0</text:p>
          </table:table-cell>
          <table:table-cell table:formula="of:=[Sheet1_2.C2]" office:value-type="float" office:value="0" calcext:value-type="float">
            <text:p>0</text:p>
          </table:table-cell>
          <table:table-cell table:formula="of:=[Sheet1_2.D2]" office:value-type="float" office:value="0" calcext:value-type="float">
            <text:p>0</text:p>
          </table:table-cell>
          <table:table-cell table:formula="of:=[Sheet1_2.E2]" office:value-type="float" office:value="0" calcext:value-type="float">
            <text:p>0</text:p>
          </table:table-cell>
          <table:table-cell table:formula="of:=[Sheet1_2.F2]" office:value-type="float" office:value="0" calcext:value-type="float">
            <text:p>0</text:p>
          </table:table-cell>
          <table:table-cell table:formula="of:=[Sheet1_2.G2]" office:value-type="float" office:value="1" calcext:value-type="float">
            <text:p>1</text:p>
          </table:table-cell>
          <table:table-cell table:formula="of:=[Sheet1_2.H2]" office:value-type="float" office:value="1" calcext:value-type="float">
            <text:p>1</text:p>
          </table:table-cell>
          <table:table-cell table:formula="of:=SUM([.B2:.H2])/7" office:value-type="float" office:value="0.285714285714286" calcext:value-type="float">
            <text:p>0.2857142857</text:p>
          </table:table-cell>
          <table:table-cell table:formula="of:=POWER(PRODUCT([.B2:.H2]); 1/7)" office:value-type="float" office:value="0" calcext:value-type="float">
            <text:p>0</text:p>
          </table:table-cell>
        </table:table-row>
        <table:table-row table:style-name="ro1">
          <table:table-cell table:formula="of:=[Sheet1_2.A3]" office:value-type="float" office:value="0.01" calcext:value-type="float">
            <text:p>0.01</text:p>
          </table:table-cell>
          <table:table-cell table:formula="of:=[Sheet1_2.B3]" office:value-type="float" office:value="0" calcext:value-type="float">
            <text:p>0</text:p>
          </table:table-cell>
          <table:table-cell table:formula="of:=[Sheet1_2.C3]" office:value-type="float" office:value="0" calcext:value-type="float">
            <text:p>0</text:p>
          </table:table-cell>
          <table:table-cell table:formula="of:=[Sheet1_2.D3]" office:value-type="float" office:value="0" calcext:value-type="float">
            <text:p>0</text:p>
          </table:table-cell>
          <table:table-cell table:formula="of:=[Sheet1_2.E3]" office:value-type="float" office:value="0" calcext:value-type="float">
            <text:p>0</text:p>
          </table:table-cell>
          <table:table-cell table:formula="of:=[Sheet1_2.F3]" office:value-type="float" office:value="0" calcext:value-type="float">
            <text:p>0</text:p>
          </table:table-cell>
          <table:table-cell table:formula="of:=[Sheet1_2.G3]" office:value-type="float" office:value="0.803225" calcext:value-type="float">
            <text:p>0.803225</text:p>
          </table:table-cell>
          <table:table-cell table:formula="of:=[Sheet1_2.H3]" office:value-type="float" office:value="0.95" calcext:value-type="float">
            <text:p>0.95</text:p>
          </table:table-cell>
          <table:table-cell table:formula="of:=SUM([.B3:.H3])/7" office:value-type="float" office:value="0.250460714285714" calcext:value-type="float">
            <text:p>0.2504607143</text:p>
          </table:table-cell>
          <table:table-cell table:formula="of:=POWER(PRODUCT([.B3:.H3]); 1/7)" office:value-type="float" office:value="0" calcext:value-type="float">
            <text:p>0</text:p>
          </table:table-cell>
        </table:table-row>
        <table:table-row table:style-name="ro1">
          <table:table-cell table:formula="of:=[Sheet1_2.A4]" office:value-type="float" office:value="0.02" calcext:value-type="float">
            <text:p>0.02</text:p>
          </table:table-cell>
          <table:table-cell table:formula="of:=[Sheet1_2.B4]" office:value-type="float" office:value="0" calcext:value-type="float">
            <text:p>0</text:p>
          </table:table-cell>
          <table:table-cell table:formula="of:=[Sheet1_2.C4]" office:value-type="float" office:value="0" calcext:value-type="float">
            <text:p>0</text:p>
          </table:table-cell>
          <table:table-cell table:formula="of:=[Sheet1_2.D4]" office:value-type="float" office:value="0" calcext:value-type="float">
            <text:p>0</text:p>
          </table:table-cell>
          <table:table-cell table:formula="of:=[Sheet1_2.E4]" office:value-type="float" office:value="0" calcext:value-type="float">
            <text:p>0</text:p>
          </table:table-cell>
          <table:table-cell table:formula="of:=[Sheet1_2.F4]" office:value-type="float" office:value="0" calcext:value-type="float">
            <text:p>0</text:p>
          </table:table-cell>
          <table:table-cell table:formula="of:=[Sheet1_2.G4]" office:value-type="float" office:value="0.803225" calcext:value-type="float">
            <text:p>0.803225</text:p>
          </table:table-cell>
          <table:table-cell table:formula="of:=[Sheet1_2.H4]" office:value-type="float" office:value="0.9" calcext:value-type="float">
            <text:p>0.9</text:p>
          </table:table-cell>
          <table:table-cell table:formula="of:=SUM([.B4:.H4])/7" office:value-type="float" office:value="0.243317857142857" calcext:value-type="float">
            <text:p>0.2433178571</text:p>
          </table:table-cell>
          <table:table-cell table:formula="of:=POWER(PRODUCT([.B4:.H4]); 1/7)" office:value-type="float" office:value="0" calcext:value-type="float">
            <text:p>0</text:p>
          </table:table-cell>
        </table:table-row>
        <table:table-row table:style-name="ro1">
          <table:table-cell table:formula="of:=[Sheet1_2.A5]" office:value-type="float" office:value="0.03" calcext:value-type="float">
            <text:p>0.03</text:p>
          </table:table-cell>
          <table:table-cell table:formula="of:=[Sheet1_2.B5]" office:value-type="float" office:value="0.87234" calcext:value-type="float">
            <text:p>0.87234</text:p>
          </table:table-cell>
          <table:table-cell table:formula="of:=[Sheet1_2.C5]" office:value-type="float" office:value="0.5625" calcext:value-type="float">
            <text:p>0.5625</text:p>
          </table:table-cell>
          <table:table-cell table:formula="of:=[Sheet1_2.D5]" office:value-type="float" office:value="0.0388329" calcext:value-type="float">
            <text:p>0.0388329</text:p>
          </table:table-cell>
          <table:table-cell table:formula="of:=[Sheet1_2.E5]" office:value-type="float" office:value="0.00251067" calcext:value-type="float">
            <text:p>0.00251067</text:p>
          </table:table-cell>
          <table:table-cell table:formula="of:=[Sheet1_2.F5]" office:value-type="float" office:value="0.0539944" calcext:value-type="float">
            <text:p>0.0539944</text:p>
          </table:table-cell>
          <table:table-cell table:formula="of:=[Sheet1_2.G5]" office:value-type="float" office:value="0.803225" calcext:value-type="float">
            <text:p>0.803225</text:p>
          </table:table-cell>
          <table:table-cell table:formula="of:=[Sheet1_2.H5]" office:value-type="float" office:value="0.85" calcext:value-type="float">
            <text:p>0.85</text:p>
          </table:table-cell>
          <table:table-cell table:formula="of:=SUM([.B5:.H5])/7" office:value-type="float" office:value="0.454771852857143" calcext:value-type="float">
            <text:p>0.4547718529</text:p>
          </table:table-cell>
          <table:table-cell table:formula="of:=POWER(PRODUCT([.B5:.H5]); 1/7)" office:value-type="float" office:value="0.150680661845555" calcext:value-type="float">
            <text:p>0.1506806618</text:p>
          </table:table-cell>
        </table:table-row>
        <table:table-row table:style-name="ro1">
          <table:table-cell table:formula="of:=[Sheet1_2.A6]" office:value-type="float" office:value="0.04" calcext:value-type="float">
            <text:p>0.04</text:p>
          </table:table-cell>
          <table:table-cell table:formula="of:=[Sheet1_2.B6]" office:value-type="float" office:value="0.684211" calcext:value-type="float">
            <text:p>0.684211</text:p>
          </table:table-cell>
          <table:table-cell table:formula="of:=[Sheet1_2.C6]" office:value-type="float" office:value="0.698925" calcext:value-type="float">
            <text:p>0.698925</text:p>
          </table:table-cell>
          <table:table-cell table:formula="of:=[Sheet1_2.D6]" office:value-type="float" office:value="0.0225634" calcext:value-type="float">
            <text:p>0.0225634</text:p>
          </table:table-cell>
          <table:table-cell table:formula="of:=[Sheet1_2.E6]" office:value-type="float" office:value="0.0285619" calcext:value-type="float">
            <text:p>0.0285619</text:p>
          </table:table-cell>
          <table:table-cell table:formula="of:=[Sheet1_2.F6]" office:value-type="float" office:value="0.0433827" calcext:value-type="float">
            <text:p>0.0433827</text:p>
          </table:table-cell>
          <table:table-cell table:formula="of:=[Sheet1_2.G6]" office:value-type="float" office:value="0.803225" calcext:value-type="float">
            <text:p>0.803225</text:p>
          </table:table-cell>
          <table:table-cell table:formula="of:=[Sheet1_2.H6]" office:value-type="float" office:value="0.8" calcext:value-type="float">
            <text:p>0.8</text:p>
          </table:table-cell>
          <table:table-cell table:formula="of:=SUM([.B6:.H6])/7" office:value-type="float" office:value="0.440124142857143" calcext:value-type="float">
            <text:p>0.4401241429</text:p>
          </table:table-cell>
          <table:table-cell table:formula="of:=POWER(PRODUCT([.B6:.H6]); 1/7)" office:value-type="float" office:value="0.188926866201872" calcext:value-type="float">
            <text:p>0.1889268662</text:p>
          </table:table-cell>
        </table:table-row>
        <table:table-row table:style-name="ro1">
          <table:table-cell table:formula="of:=[Sheet1_2.A7]" office:value-type="float" office:value="0.05" calcext:value-type="float">
            <text:p>0.05</text:p>
          </table:table-cell>
          <table:table-cell table:formula="of:=[Sheet1_2.B7]" office:value-type="float" office:value="0.648936" calcext:value-type="float">
            <text:p>0.648936</text:p>
          </table:table-cell>
          <table:table-cell table:formula="of:=[Sheet1_2.C7]" office:value-type="float" office:value="0.752809" calcext:value-type="float">
            <text:p>0.752809</text:p>
          </table:table-cell>
          <table:table-cell table:formula="of:=[Sheet1_2.D7]" office:value-type="float" office:value="0.090373" calcext:value-type="float">
            <text:p>0.090373</text:p>
          </table:table-cell>
          <table:table-cell table:formula="of:=[Sheet1_2.E7]" office:value-type="float" office:value="0.115637" calcext:value-type="float">
            <text:p>0.115637</text:p>
          </table:table-cell>
          <table:table-cell table:formula="of:=[Sheet1_2.F7]" office:value-type="float" office:value="0.070855" calcext:value-type="float">
            <text:p>0.070855</text:p>
          </table:table-cell>
          <table:table-cell table:formula="of:=[Sheet1_2.G7]" office:value-type="float" office:value="0.803225" calcext:value-type="float">
            <text:p>0.803225</text:p>
          </table:table-cell>
          <table:table-cell table:formula="of:=[Sheet1_2.H7]" office:value-type="float" office:value="0.75" calcext:value-type="float">
            <text:p>0.75</text:p>
          </table:table-cell>
          <table:table-cell table:formula="of:=SUM([.B7:.H7])/7" office:value-type="float" office:value="0.461690714285714" calcext:value-type="float">
            <text:p>0.4616907143</text:p>
          </table:table-cell>
          <table:table-cell table:formula="of:=POWER(PRODUCT([.B7:.H7]); 1/7)" office:value-type="float" office:value="0.299846330503762" calcext:value-type="float">
            <text:p>0.2998463305</text:p>
          </table:table-cell>
        </table:table-row>
        <table:table-row table:style-name="ro1">
          <table:table-cell table:formula="of:=[Sheet1_2.A8]" office:value-type="float" office:value="0.06" calcext:value-type="float">
            <text:p>0.06</text:p>
          </table:table-cell>
          <table:table-cell table:formula="of:=[Sheet1_2.B8]" office:value-type="float" office:value="0.621053" calcext:value-type="float">
            <text:p>0.621053</text:p>
          </table:table-cell>
          <table:table-cell table:formula="of:=[Sheet1_2.C8]" office:value-type="float" office:value="0.71875" calcext:value-type="float">
            <text:p>0.71875</text:p>
          </table:table-cell>
          <table:table-cell table:formula="of:=[Sheet1_2.D8]" office:value-type="float" office:value="0.0482943" calcext:value-type="float">
            <text:p>0.0482943</text:p>
          </table:table-cell>
          <table:table-cell table:formula="of:=[Sheet1_2.E8]" office:value-type="float" office:value="0.161818" calcext:value-type="float">
            <text:p>0.161818</text:p>
          </table:table-cell>
          <table:table-cell table:formula="of:=[Sheet1_2.F8]" office:value-type="float" office:value="0.0741984" calcext:value-type="float">
            <text:p>0.0741984</text:p>
          </table:table-cell>
          <table:table-cell table:formula="of:=[Sheet1_2.G8]" office:value-type="float" office:value="0.803225" calcext:value-type="float">
            <text:p>0.803225</text:p>
          </table:table-cell>
          <table:table-cell table:formula="of:=[Sheet1_2.H8]" office:value-type="float" office:value="0.7" calcext:value-type="float">
            <text:p>0.7</text:p>
          </table:table-cell>
          <table:table-cell table:formula="of:=SUM([.B8:.H8])/7" office:value-type="float" office:value="0.446762671428571" calcext:value-type="float">
            <text:p>0.4467626714</text:p>
          </table:table-cell>
          <table:table-cell table:formula="of:=POWER(PRODUCT([.B8:.H8]); 1/7)" office:value-type="float" office:value="0.283042263823443" calcext:value-type="float">
            <text:p>0.2830422638</text:p>
          </table:table-cell>
        </table:table-row>
        <table:table-row table:style-name="ro1">
          <table:table-cell table:formula="of:=[Sheet1_2.A9]" office:value-type="float" office:value="0.07" calcext:value-type="float">
            <text:p>0.07</text:p>
          </table:table-cell>
          <table:table-cell table:formula="of:=[Sheet1_2.B9]" office:value-type="float" office:value="0.586957" calcext:value-type="float">
            <text:p>0.586957</text:p>
          </table:table-cell>
          <table:table-cell table:formula="of:=[Sheet1_2.C9]" office:value-type="float" office:value="0.88764" calcext:value-type="float">
            <text:p>0.88764</text:p>
          </table:table-cell>
          <table:table-cell table:formula="of:=[Sheet1_2.D9]" office:value-type="float" office:value="0.0315597" calcext:value-type="float">
            <text:p>0.0315597</text:p>
          </table:table-cell>
          <table:table-cell table:formula="of:=[Sheet1_2.E9]" office:value-type="float" office:value="0.181053" calcext:value-type="float">
            <text:p>0.181053</text:p>
          </table:table-cell>
          <table:table-cell table:formula="of:=[Sheet1_2.F9]" office:value-type="float" office:value="0.0825948" calcext:value-type="float">
            <text:p>0.0825948</text:p>
          </table:table-cell>
          <table:table-cell table:formula="of:=[Sheet1_2.G9]" office:value-type="float" office:value="0.803225" calcext:value-type="float">
            <text:p>0.803225</text:p>
          </table:table-cell>
          <table:table-cell table:formula="of:=[Sheet1_2.H9]" office:value-type="float" office:value="0.65" calcext:value-type="float">
            <text:p>0.65</text:p>
          </table:table-cell>
          <table:table-cell table:formula="of:=SUM([.B9:.H9])/7" office:value-type="float" office:value="0.460432785714286" calcext:value-type="float">
            <text:p>0.4604327857</text:p>
          </table:table-cell>
          <table:table-cell table:formula="of:=POWER(PRODUCT([.B9:.H9]); 1/7)" office:value-type="float" office:value="0.27801567887038" calcext:value-type="float">
            <text:p>0.2780156789</text:p>
          </table:table-cell>
        </table:table-row>
        <table:table-row table:style-name="ro1">
          <table:table-cell table:formula="of:=[Sheet1_2.A10]" office:value-type="float" office:value="0.08" calcext:value-type="float">
            <text:p>0.08</text:p>
          </table:table-cell>
          <table:table-cell table:formula="of:=[Sheet1_2.B10]" office:value-type="float" office:value="0.630435" calcext:value-type="float">
            <text:p>0.630435</text:p>
          </table:table-cell>
          <table:table-cell table:formula="of:=[Sheet1_2.C10]" office:value-type="float" office:value="0.755556" calcext:value-type="float">
            <text:p>0.755556</text:p>
          </table:table-cell>
          <table:table-cell table:formula="of:=[Sheet1_2.D10]" office:value-type="float" office:value="0.143421" calcext:value-type="float">
            <text:p>0.143421</text:p>
          </table:table-cell>
          <table:table-cell table:formula="of:=[Sheet1_2.E10]" office:value-type="float" office:value="0.201878" calcext:value-type="float">
            <text:p>0.201878</text:p>
          </table:table-cell>
          <table:table-cell table:formula="of:=[Sheet1_2.F10]" office:value-type="float" office:value="0.0956555" calcext:value-type="float">
            <text:p>0.0956555</text:p>
          </table:table-cell>
          <table:table-cell table:formula="of:=[Sheet1_2.G10]" office:value-type="float" office:value="0.803225" calcext:value-type="float">
            <text:p>0.803225</text:p>
          </table:table-cell>
          <table:table-cell table:formula="of:=[Sheet1_2.H10]" office:value-type="float" office:value="0.6" calcext:value-type="float">
            <text:p>0.6</text:p>
          </table:table-cell>
          <table:table-cell table:formula="of:=SUM([.B10:.H10])/7" office:value-type="float" office:value="0.461452928571429" calcext:value-type="float">
            <text:p>0.4614529286</text:p>
          </table:table-cell>
          <table:table-cell table:formula="of:=POWER(PRODUCT([.B10:.H10]); 1/7)" office:value-type="float" office:value="0.349405381584281" calcext:value-type="float">
            <text:p>0.3494053816</text:p>
          </table:table-cell>
        </table:table-row>
        <table:table-row table:style-name="ro1">
          <table:table-cell table:formula="of:=[Sheet1_2.A11]" office:value-type="float" office:value="0.09" calcext:value-type="float">
            <text:p>0.09</text:p>
          </table:table-cell>
          <table:table-cell table:formula="of:=[Sheet1_2.B11]" office:value-type="float" office:value="0.640449" calcext:value-type="float">
            <text:p>0.640449</text:p>
          </table:table-cell>
          <table:table-cell table:formula="of:=[Sheet1_2.C11]" office:value-type="float" office:value="0.795455" calcext:value-type="float">
            <text:p>0.795455</text:p>
          </table:table-cell>
          <table:table-cell table:formula="of:=[Sheet1_2.D11]" office:value-type="float" office:value="0.135444" calcext:value-type="float">
            <text:p>0.135444</text:p>
          </table:table-cell>
          <table:table-cell table:formula="of:=[Sheet1_2.E11]" office:value-type="float" office:value="0.235795" calcext:value-type="float">
            <text:p>0.235795</text:p>
          </table:table-cell>
          <table:table-cell table:formula="of:=[Sheet1_2.F11]" office:value-type="float" office:value="0.0981708" calcext:value-type="float">
            <text:p>0.0981708</text:p>
          </table:table-cell>
          <table:table-cell table:formula="of:=[Sheet1_2.G11]" office:value-type="float" office:value="0.803225" calcext:value-type="float">
            <text:p>0.803225</text:p>
          </table:table-cell>
          <table:table-cell table:formula="of:=[Sheet1_2.H11]" office:value-type="float" office:value="0.55" calcext:value-type="float">
            <text:p>0.55</text:p>
          </table:table-cell>
          <table:table-cell table:formula="of:=SUM([.B11:.H11])/7" office:value-type="float" office:value="0.465505542857143" calcext:value-type="float">
            <text:p>0.4655055429</text:p>
          </table:table-cell>
          <table:table-cell table:formula="of:=POWER(PRODUCT([.B11:.H11]); 1/7)" office:value-type="float" office:value="0.354647318984118" calcext:value-type="float">
            <text:p>0.354647319</text:p>
          </table:table-cell>
        </table:table-row>
        <table:table-row table:style-name="ro1">
          <table:table-cell table:formula="of:=[Sheet1_2.A12]" office:value-type="float" office:value="0.1" calcext:value-type="float">
            <text:p>0.1</text:p>
          </table:table-cell>
          <table:table-cell table:formula="of:=[Sheet1_2.B12]" office:value-type="float" office:value="0.688889" calcext:value-type="float">
            <text:p>0.688889</text:p>
          </table:table-cell>
          <table:table-cell table:formula="of:=[Sheet1_2.C12]" office:value-type="float" office:value="0.814433" calcext:value-type="float">
            <text:p>0.814433</text:p>
          </table:table-cell>
          <table:table-cell table:formula="of:=[Sheet1_2.D12]" office:value-type="float" office:value="0.104468" calcext:value-type="float">
            <text:p>0.104468</text:p>
          </table:table-cell>
          <table:table-cell table:formula="of:=[Sheet1_2.E12]" office:value-type="float" office:value="0.242775" calcext:value-type="float">
            <text:p>0.242775</text:p>
          </table:table-cell>
          <table:table-cell table:formula="of:=[Sheet1_2.F12]" office:value-type="float" office:value="0.0843369" calcext:value-type="float">
            <text:p>0.0843369</text:p>
          </table:table-cell>
          <table:table-cell table:formula="of:=[Sheet1_2.G12]" office:value-type="float" office:value="0.803225" calcext:value-type="float">
            <text:p>0.803225</text:p>
          </table:table-cell>
          <table:table-cell table:formula="of:=[Sheet1_2.H12]" office:value-type="float" office:value="0.5" calcext:value-type="float">
            <text:p>0.5</text:p>
          </table:table-cell>
          <table:table-cell table:formula="of:=SUM([.B12:.H12])/7" office:value-type="float" office:value="0.462589557142857" calcext:value-type="float">
            <text:p>0.4625895571</text:p>
          </table:table-cell>
          <table:table-cell table:formula="of:=POWER(PRODUCT([.B12:.H12]); 1/7)" office:value-type="float" office:value="0.335849916302559" calcext:value-type="float">
            <text:p>0.3358499163</text:p>
          </table:table-cell>
        </table:table-row>
        <table:table-row table:style-name="ro1">
          <table:table-cell table:formula="of:=[Sheet1_2.A13]" office:value-type="float" office:value="0.11" calcext:value-type="float">
            <text:p>0.11</text:p>
          </table:table-cell>
          <table:table-cell table:formula="of:=[Sheet1_2.B13]" office:value-type="float" office:value="0.719101" calcext:value-type="float">
            <text:p>0.719101</text:p>
          </table:table-cell>
          <table:table-cell table:formula="of:=[Sheet1_2.C13]" office:value-type="float" office:value="0.808511" calcext:value-type="float">
            <text:p>0.808511</text:p>
          </table:table-cell>
          <table:table-cell table:formula="of:=[Sheet1_2.D13]" office:value-type="float" office:value="0.0912277" calcext:value-type="float">
            <text:p>0.0912277</text:p>
          </table:table-cell>
          <table:table-cell table:formula="of:=[Sheet1_2.E13]" office:value-type="float" office:value="0.255385" calcext:value-type="float">
            <text:p>0.255385</text:p>
          </table:table-cell>
          <table:table-cell table:formula="of:=[Sheet1_2.F13]" office:value-type="float" office:value="0.0884846" calcext:value-type="float">
            <text:p>0.0884846</text:p>
          </table:table-cell>
          <table:table-cell table:formula="of:=[Sheet1_2.G13]" office:value-type="float" office:value="0.803225" calcext:value-type="float">
            <text:p>0.803225</text:p>
          </table:table-cell>
          <table:table-cell table:formula="of:=[Sheet1_2.H13]" office:value-type="float" office:value="0.45" calcext:value-type="float">
            <text:p>0.45</text:p>
          </table:table-cell>
          <table:table-cell table:formula="of:=SUM([.B13:.H13])/7" office:value-type="float" office:value="0.459419185714286" calcext:value-type="float">
            <text:p>0.4594191857</text:p>
          </table:table-cell>
          <table:table-cell table:formula="of:=POWER(PRODUCT([.B13:.H13]); 1/7)" office:value-type="float" office:value="0.330773543430612" calcext:value-type="float">
            <text:p>0.3307735434</text:p>
          </table:table-cell>
        </table:table-row>
        <table:table-row table:style-name="ro1">
          <table:table-cell table:formula="of:=[Sheet1_2.A14]" office:value-type="float" office:value="0.12" calcext:value-type="float">
            <text:p>0.12</text:p>
          </table:table-cell>
          <table:table-cell table:formula="of:=[Sheet1_2.B14]" office:value-type="float" office:value="0.763441" calcext:value-type="float">
            <text:p>0.763441</text:p>
          </table:table-cell>
          <table:table-cell table:formula="of:=[Sheet1_2.C14]" office:value-type="float" office:value="0.876289" calcext:value-type="float">
            <text:p>0.876289</text:p>
          </table:table-cell>
          <table:table-cell table:formula="of:=[Sheet1_2.D14]" office:value-type="float" office:value="0.178826" calcext:value-type="float">
            <text:p>0.178826</text:p>
          </table:table-cell>
          <table:table-cell table:formula="of:=[Sheet1_2.E14]" office:value-type="float" office:value="0.267692" calcext:value-type="float">
            <text:p>0.267692</text:p>
          </table:table-cell>
          <table:table-cell table:formula="of:=[Sheet1_2.F14]" office:value-type="float" office:value="0.0845177" calcext:value-type="float">
            <text:p>0.0845177</text:p>
          </table:table-cell>
          <table:table-cell table:formula="of:=[Sheet1_2.G14]" office:value-type="float" office:value="0.803225" calcext:value-type="float">
            <text:p>0.803225</text:p>
          </table:table-cell>
          <table:table-cell table:formula="of:=[Sheet1_2.H14]" office:value-type="float" office:value="0.4" calcext:value-type="float">
            <text:p>0.4</text:p>
          </table:table-cell>
          <table:table-cell table:formula="of:=SUM([.B14:.H14])/7" office:value-type="float" office:value="0.481998671428571" calcext:value-type="float">
            <text:p>0.4819986714</text:p>
          </table:table-cell>
          <table:table-cell table:formula="of:=POWER(PRODUCT([.B14:.H14]); 1/7)" office:value-type="float" office:value="0.365394467699392" calcext:value-type="float">
            <text:p>0.3653944677</text:p>
          </table:table-cell>
        </table:table-row>
        <table:table-row table:style-name="ro1">
          <table:table-cell table:formula="of:=[Sheet1_2.A15]" office:value-type="float" office:value="0.13" calcext:value-type="float">
            <text:p>0.13</text:p>
          </table:table-cell>
          <table:table-cell table:formula="of:=[Sheet1_2.B15]" office:value-type="float" office:value="0.797872" calcext:value-type="float">
            <text:p>0.797872</text:p>
          </table:table-cell>
          <table:table-cell table:formula="of:=[Sheet1_2.C15]" office:value-type="float" office:value="0.865979" calcext:value-type="float">
            <text:p>0.865979</text:p>
          </table:table-cell>
          <table:table-cell table:formula="of:=[Sheet1_2.D15]" office:value-type="float" office:value="0.102739" calcext:value-type="float">
            <text:p>0.102739</text:p>
          </table:table-cell>
          <table:table-cell table:formula="of:=[Sheet1_2.E15]" office:value-type="float" office:value="0.283019" calcext:value-type="float">
            <text:p>0.283019</text:p>
          </table:table-cell>
          <table:table-cell table:formula="of:=[Sheet1_2.F15]" office:value-type="float" office:value="0.0905181" calcext:value-type="float">
            <text:p>0.0905181</text:p>
          </table:table-cell>
          <table:table-cell table:formula="of:=[Sheet1_2.G15]" office:value-type="float" office:value="0.803225" calcext:value-type="float">
            <text:p>0.803225</text:p>
          </table:table-cell>
          <table:table-cell table:formula="of:=[Sheet1_2.H15]" office:value-type="float" office:value="0.35" calcext:value-type="float">
            <text:p>0.35</text:p>
          </table:table-cell>
          <table:table-cell table:formula="of:=SUM([.B15:.H15])/7" office:value-type="float" office:value="0.470478871428571" calcext:value-type="float">
            <text:p>0.4704788714</text:p>
          </table:table-cell>
          <table:table-cell table:formula="of:=POWER(PRODUCT([.B15:.H15]); 1/7)" office:value-type="float" office:value="0.338691736192786" calcext:value-type="float">
            <text:p>0.3386917362</text:p>
          </table:table-cell>
        </table:table-row>
        <table:table-row table:style-name="ro1">
          <table:table-cell table:formula="of:=[Sheet1_2.A16]" office:value-type="float" office:value="0.14" calcext:value-type="float">
            <text:p>0.14</text:p>
          </table:table-cell>
          <table:table-cell table:formula="of:=[Sheet1_2.B16]" office:value-type="float" office:value="0.8" calcext:value-type="float">
            <text:p>0.8</text:p>
          </table:table-cell>
          <table:table-cell table:formula="of:=[Sheet1_2.C16]" office:value-type="float" office:value="0.810526" calcext:value-type="float">
            <text:p>0.810526</text:p>
          </table:table-cell>
          <table:table-cell table:formula="of:=[Sheet1_2.D16]" office:value-type="float" office:value="0.118466" calcext:value-type="float">
            <text:p>0.118466</text:p>
          </table:table-cell>
          <table:table-cell table:formula="of:=[Sheet1_2.E16]" office:value-type="float" office:value="0.277259" calcext:value-type="float">
            <text:p>0.277259</text:p>
          </table:table-cell>
          <table:table-cell table:formula="of:=[Sheet1_2.F16]" office:value-type="float" office:value="0.0857973" calcext:value-type="float">
            <text:p>0.0857973</text:p>
          </table:table-cell>
          <table:table-cell table:formula="of:=[Sheet1_2.G16]" office:value-type="float" office:value="0.803225" calcext:value-type="float">
            <text:p>0.803225</text:p>
          </table:table-cell>
          <table:table-cell table:formula="of:=[Sheet1_2.H16]" office:value-type="float" office:value="0.3" calcext:value-type="float">
            <text:p>0.3</text:p>
          </table:table-cell>
          <table:table-cell table:formula="of:=SUM([.B16:.H16])/7" office:value-type="float" office:value="0.456467614285714" calcext:value-type="float">
            <text:p>0.4564676143</text:p>
          </table:table-cell>
          <table:table-cell table:formula="of:=POWER(PRODUCT([.B16:.H16]); 1/7)" office:value-type="float" office:value="0.331541840447383" calcext:value-type="float">
            <text:p>0.3315418404</text:p>
          </table:table-cell>
        </table:table-row>
        <table:table-row table:style-name="ro1">
          <table:table-cell table:formula="of:=[Sheet1_2.A17]" office:value-type="float" office:value="0.15" calcext:value-type="float">
            <text:p>0.15</text:p>
          </table:table-cell>
          <table:table-cell table:formula="of:=[Sheet1_2.B17]" office:value-type="float" office:value="0.797872" calcext:value-type="float">
            <text:p>0.797872</text:p>
          </table:table-cell>
          <table:table-cell table:formula="of:=[Sheet1_2.C17]" office:value-type="float" office:value="0.875" calcext:value-type="float">
            <text:p>0.875</text:p>
          </table:table-cell>
          <table:table-cell table:formula="of:=[Sheet1_2.D17]" office:value-type="float" office:value="0.162221" calcext:value-type="float">
            <text:p>0.162221</text:p>
          </table:table-cell>
          <table:table-cell table:formula="of:=[Sheet1_2.E17]" office:value-type="float" office:value="0.271028" calcext:value-type="float">
            <text:p>0.271028</text:p>
          </table:table-cell>
          <table:table-cell table:formula="of:=[Sheet1_2.F17]" office:value-type="float" office:value="0.0861277" calcext:value-type="float">
            <text:p>0.0861277</text:p>
          </table:table-cell>
          <table:table-cell table:formula="of:=[Sheet1_2.G17]" office:value-type="float" office:value="0.803225" calcext:value-type="float">
            <text:p>0.803225</text:p>
          </table:table-cell>
          <table:table-cell table:formula="of:=[Sheet1_2.H17]" office:value-type="float" office:value="0.25" calcext:value-type="float">
            <text:p>0.25</text:p>
          </table:table-cell>
          <table:table-cell table:formula="of:=SUM([.B17:.H17])/7" office:value-type="float" office:value="0.4636391" calcext:value-type="float">
            <text:p>0.4636391</text:p>
          </table:table-cell>
          <table:table-cell table:formula="of:=POWER(PRODUCT([.B17:.H17]); 1/7)" office:value-type="float" office:value="0.340518231875565" calcext:value-type="float">
            <text:p>0.3405182319</text:p>
          </table:table-cell>
        </table:table-row>
        <table:table-row table:style-name="ro1">
          <table:table-cell table:formula="of:=[Sheet1_2.A18]" office:value-type="float" office:value="0.16" calcext:value-type="float">
            <text:p>0.16</text:p>
          </table:table-cell>
          <table:table-cell table:formula="of:=[Sheet1_2.B18]" office:value-type="float" office:value="0.776596" calcext:value-type="float">
            <text:p>0.776596</text:p>
          </table:table-cell>
          <table:table-cell table:formula="of:=[Sheet1_2.C18]" office:value-type="float" office:value="0.896907" calcext:value-type="float">
            <text:p>0.896907</text:p>
          </table:table-cell>
          <table:table-cell table:formula="of:=[Sheet1_2.D18]" office:value-type="float" office:value="0.11877" calcext:value-type="float">
            <text:p>0.11877</text:p>
          </table:table-cell>
          <table:table-cell table:formula="of:=[Sheet1_2.E18]" office:value-type="float" office:value="0.27673" calcext:value-type="float">
            <text:p>0.27673</text:p>
          </table:table-cell>
          <table:table-cell table:formula="of:=[Sheet1_2.F18]" office:value-type="float" office:value="0.0868339" calcext:value-type="float">
            <text:p>0.0868339</text:p>
          </table:table-cell>
          <table:table-cell table:formula="of:=[Sheet1_2.G18]" office:value-type="float" office:value="0.803225" calcext:value-type="float">
            <text:p>0.803225</text:p>
          </table:table-cell>
          <table:table-cell table:formula="of:=[Sheet1_2.H18]" office:value-type="float" office:value="0.2" calcext:value-type="float">
            <text:p>0.2</text:p>
          </table:table-cell>
          <table:table-cell table:formula="of:=SUM([.B18:.H18])/7" office:value-type="float" office:value="0.451294557142857" calcext:value-type="float">
            <text:p>0.4512945571</text:p>
          </table:table-cell>
          <table:table-cell table:formula="of:=POWER(PRODUCT([.B18:.H18]); 1/7)" office:value-type="float" office:value="0.316671419560715" calcext:value-type="float">
            <text:p>0.3166714196</text:p>
          </table:table-cell>
        </table:table-row>
        <table:table-row table:style-name="ro1">
          <table:table-cell table:formula="of:=[Sheet1_2.A19]" office:value-type="float" office:value="0.17" calcext:value-type="float">
            <text:p>0.17</text:p>
          </table:table-cell>
          <table:table-cell table:formula="of:=[Sheet1_2.B19]" office:value-type="float" office:value="0.789474" calcext:value-type="float">
            <text:p>0.789474</text:p>
          </table:table-cell>
          <table:table-cell table:formula="of:=[Sheet1_2.C19]" office:value-type="float" office:value="0.927083" calcext:value-type="float">
            <text:p>0.927083</text:p>
          </table:table-cell>
          <table:table-cell table:formula="of:=[Sheet1_2.D19]" office:value-type="float" office:value="0.116305" calcext:value-type="float">
            <text:p>0.116305</text:p>
          </table:table-cell>
          <table:table-cell table:formula="of:=[Sheet1_2.E19]" office:value-type="float" office:value="0.280255" calcext:value-type="float">
            <text:p>0.280255</text:p>
          </table:table-cell>
          <table:table-cell table:formula="of:=[Sheet1_2.F19]" office:value-type="float" office:value="0.0865237" calcext:value-type="float">
            <text:p>0.0865237</text:p>
          </table:table-cell>
          <table:table-cell table:formula="of:=[Sheet1_2.G19]" office:value-type="float" office:value="0.803225" calcext:value-type="float">
            <text:p>0.803225</text:p>
          </table:table-cell>
          <table:table-cell table:formula="of:=[Sheet1_2.H19]" office:value-type="float" office:value="0.15" calcext:value-type="float">
            <text:p>0.15</text:p>
          </table:table-cell>
          <table:table-cell table:formula="of:=SUM([.B19:.H19])/7" office:value-type="float" office:value="0.450409385714286" calcext:value-type="float">
            <text:p>0.4504093857</text:p>
          </table:table-cell>
          <table:table-cell table:formula="of:=POWER(PRODUCT([.B19:.H19]); 1/7)" office:value-type="float" office:value="0.305559623492091" calcext:value-type="float">
            <text:p>0.3055596235</text:p>
          </table:table-cell>
        </table:table-row>
        <table:table-row table:style-name="ro1">
          <table:table-cell table:formula="of:=[Sheet1_2.A20]" office:value-type="float" office:value="0.18" calcext:value-type="float">
            <text:p>0.18</text:p>
          </table:table-cell>
          <table:table-cell table:formula="of:=[Sheet1_2.B20]" office:value-type="float" office:value="0.810526" calcext:value-type="float">
            <text:p>0.810526</text:p>
          </table:table-cell>
          <table:table-cell table:formula="of:=[Sheet1_2.C20]" office:value-type="float" office:value="0.88172" calcext:value-type="float">
            <text:p>0.88172</text:p>
          </table:table-cell>
          <table:table-cell table:formula="of:=[Sheet1_2.D20]" office:value-type="float" office:value="0.12856" calcext:value-type="float">
            <text:p>0.12856</text:p>
          </table:table-cell>
          <table:table-cell table:formula="of:=[Sheet1_2.E20]" office:value-type="float" office:value="0.287975" calcext:value-type="float">
            <text:p>0.287975</text:p>
          </table:table-cell>
          <table:table-cell table:formula="of:=[Sheet1_2.F20]" office:value-type="float" office:value="0.08405" calcext:value-type="float">
            <text:p>0.08405</text:p>
          </table:table-cell>
          <table:table-cell table:formula="of:=[Sheet1_2.G20]" office:value-type="float" office:value="0.803225" calcext:value-type="float">
            <text:p>0.803225</text:p>
          </table:table-cell>
          <table:table-cell table:formula="of:=[Sheet1_2.H20]" office:value-type="float" office:value="0.1" calcext:value-type="float">
            <text:p>0.1</text:p>
          </table:table-cell>
          <table:table-cell table:formula="of:=SUM([.B20:.H20])/7" office:value-type="float" office:value="0.442293714285714" calcext:value-type="float">
            <text:p>0.4422937143</text:p>
          </table:table-cell>
          <table:table-cell table:formula="of:=POWER(PRODUCT([.B20:.H20]); 1/7)" office:value-type="float" office:value="0.291448543815668" calcext:value-type="float">
            <text:p>0.2914485438</text:p>
          </table:table-cell>
        </table:table-row>
        <table:table-row table:style-name="ro1">
          <table:table-cell table:formula="of:=[Sheet1_2.A21]" office:value-type="float" office:value="0.19" calcext:value-type="float">
            <text:p>0.19</text:p>
          </table:table-cell>
          <table:table-cell table:formula="of:=[Sheet1_2.B21]" office:value-type="float" office:value="0.797872" calcext:value-type="float">
            <text:p>0.797872</text:p>
          </table:table-cell>
          <table:table-cell table:formula="of:=[Sheet1_2.C21]" office:value-type="float" office:value="0.876289" calcext:value-type="float">
            <text:p>0.876289</text:p>
          </table:table-cell>
          <table:table-cell table:formula="of:=[Sheet1_2.D21]" office:value-type="float" office:value="0.106234" calcext:value-type="float">
            <text:p>0.106234</text:p>
          </table:table-cell>
          <table:table-cell table:formula="of:=[Sheet1_2.E21]" office:value-type="float" office:value="0.283439" calcext:value-type="float">
            <text:p>0.283439</text:p>
          </table:table-cell>
          <table:table-cell table:formula="of:=[Sheet1_2.F21]" office:value-type="float" office:value="0.0875981" calcext:value-type="float">
            <text:p>0.0875981</text:p>
          </table:table-cell>
          <table:table-cell table:formula="of:=[Sheet1_2.G21]" office:value-type="float" office:value="0.803225" calcext:value-type="float">
            <text:p>0.803225</text:p>
          </table:table-cell>
          <table:table-cell table:formula="of:=[Sheet1_2.H21]" office:value-type="float" office:value="0.05" calcext:value-type="float">
            <text:p>0.05</text:p>
          </table:table-cell>
          <table:table-cell table:formula="of:=SUM([.B21:.H21])/7" office:value-type="float" office:value="0.429236728571429" calcext:value-type="float">
            <text:p>0.4292367286</text:p>
          </table:table-cell>
          <table:table-cell table:formula="of:=POWER(PRODUCT([.B21:.H21]); 1/7)" office:value-type="float" office:value="0.25700623646723" calcext:value-type="float">
            <text:p>0.25700623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ight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table:formula="of:=SUM([.B23:.H23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POWER([.B2];[.B$23])" office:value-type="float" office:value="0" calcext:value-type="float">
            <text:p>0</text:p>
          </table:table-cell>
          <table:table-cell table:formula="of:=POWER([.C2];[.C$23])" office:value-type="float" office:value="0" calcext:value-type="float">
            <text:p>0</text:p>
          </table:table-cell>
          <table:table-cell table:formula="of:=POWER([.D2];[.D$23])" office:value-type="float" office:value="0" calcext:value-type="float">
            <text:p>0</text:p>
          </table:table-cell>
          <table:table-cell table:formula="of:=POWER([.E2];[.E$23])" office:value-type="float" office:value="0" calcext:value-type="float">
            <text:p>0</text:p>
          </table:table-cell>
          <table:table-cell table:formula="of:=POWER([.F2];[.F$23])" office:value-type="float" office:value="0" calcext:value-type="float">
            <text:p>0</text:p>
          </table:table-cell>
          <table:table-cell table:formula="of:=POWER([.G2];[.G$23])" office:value-type="float" office:value="1" calcext:value-type="float">
            <text:p>1</text:p>
          </table:table-cell>
          <table:table-cell table:formula="of:=POWER([.H2];[.H$23])" office:value-type="float" office:value="1" calcext:value-type="float">
            <text:p>1</text:p>
          </table:table-cell>
          <table:table-cell table:formula="of:=SUM([.B25:.H25])/[.$J$23]" office:value-type="float" office:value="0.266666666666667" calcext:value-type="float">
            <text:p>0.2666666667</text:p>
          </table:table-cell>
          <table:table-cell table:formula="of:=POWER(PRODUCT([.B25:.H25]); 1/[.$J$23])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float" office:value="0.01" calcext:value-type="float">
            <text:p>0.01</text:p>
          </table:table-cell>
          <table:table-cell table:formula="of:=POWER([.B3];[.B$23])" office:value-type="float" office:value="0" calcext:value-type="float">
            <text:p>0</text:p>
          </table:table-cell>
          <table:table-cell table:formula="of:=POWER([.C3];[.C$23])" office:value-type="float" office:value="0" calcext:value-type="float">
            <text:p>0</text:p>
          </table:table-cell>
          <table:table-cell table:formula="of:=POWER([.D3];[.D$23])" office:value-type="float" office:value="0" calcext:value-type="float">
            <text:p>0</text:p>
          </table:table-cell>
          <table:table-cell table:formula="of:=POWER([.E3];[.E$23])" office:value-type="float" office:value="0" calcext:value-type="float">
            <text:p>0</text:p>
          </table:table-cell>
          <table:table-cell table:formula="of:=POWER([.F3];[.F$23])" office:value-type="float" office:value="0" calcext:value-type="float">
            <text:p>0</text:p>
          </table:table-cell>
          <table:table-cell table:formula="of:=POWER([.G3];[.G$23])" office:value-type="float" office:value="0.803225" calcext:value-type="float">
            <text:p>0.803225</text:p>
          </table:table-cell>
          <table:table-cell table:formula="of:=POWER([.H3];[.H$23])" office:value-type="float" office:value="0.95" calcext:value-type="float">
            <text:p>0.95</text:p>
          </table:table-cell>
          <table:table-cell table:formula="of:=SUM([.B26:.H26])/[.$J$23]" office:value-type="float" office:value="0.233763333333333" calcext:value-type="float">
            <text:p>0.2337633333</text:p>
          </table:table-cell>
          <table:table-cell table:formula="of:=POWER(PRODUCT([.B26:.H26]); 1/[.$J$23])" office:value-type="float" office:value="0" calcext:value-type="float">
            <text:p>0</text:p>
          </table:table-cell>
        </table:table-row>
        <table:table-row table:style-name="ro1">
          <table:table-cell table:formula="of:=[.A4]" office:value-type="float" office:value="0.02" calcext:value-type="float">
            <text:p>0.02</text:p>
          </table:table-cell>
          <table:table-cell table:formula="of:=POWER([.B4];[.B$23])" office:value-type="float" office:value="0" calcext:value-type="float">
            <text:p>0</text:p>
          </table:table-cell>
          <table:table-cell table:formula="of:=POWER([.C4];[.C$23])" office:value-type="float" office:value="0" calcext:value-type="float">
            <text:p>0</text:p>
          </table:table-cell>
          <table:table-cell table:formula="of:=POWER([.D4];[.D$23])" office:value-type="float" office:value="0" calcext:value-type="float">
            <text:p>0</text:p>
          </table:table-cell>
          <table:table-cell table:formula="of:=POWER([.E4];[.E$23])" office:value-type="float" office:value="0" calcext:value-type="float">
            <text:p>0</text:p>
          </table:table-cell>
          <table:table-cell table:formula="of:=POWER([.F4];[.F$23])" office:value-type="float" office:value="0" calcext:value-type="float">
            <text:p>0</text:p>
          </table:table-cell>
          <table:table-cell table:formula="of:=POWER([.G4];[.G$23])" office:value-type="float" office:value="0.803225" calcext:value-type="float">
            <text:p>0.803225</text:p>
          </table:table-cell>
          <table:table-cell table:formula="of:=POWER([.H4];[.H$23])" office:value-type="float" office:value="0.9" calcext:value-type="float">
            <text:p>0.9</text:p>
          </table:table-cell>
          <table:table-cell table:formula="of:=SUM([.B27:.H27])/[.$J$23]" office:value-type="float" office:value="0.227096666666667" calcext:value-type="float">
            <text:p>0.2270966667</text:p>
          </table:table-cell>
          <table:table-cell table:formula="of:=POWER(PRODUCT([.B27:.H27]); 1/[.$J$23])" office:value-type="float" office:value="0" calcext:value-type="float">
            <text:p>0</text:p>
          </table:table-cell>
        </table:table-row>
        <table:table-row table:style-name="ro1">
          <table:table-cell table:formula="of:=[.A5]" office:value-type="float" office:value="0.03" calcext:value-type="float">
            <text:p>0.03</text:p>
          </table:table-cell>
          <table:table-cell table:formula="of:=POWER([.B5];[.B$23])" office:value-type="float" office:value="0.814758088102784" calcext:value-type="float">
            <text:p>0.8147580881</text:p>
          </table:table-cell>
          <table:table-cell table:formula="of:=POWER([.C5];[.C$23])" office:value-type="float" office:value="0.75" calcext:value-type="float">
            <text:p>0.75</text:p>
          </table:table-cell>
          <table:table-cell table:formula="of:=POWER([.D5];[.D$23])" office:value-type="float" office:value="0.197060650562206" calcext:value-type="float">
            <text:p>0.1970606506</text:p>
          </table:table-cell>
          <table:table-cell table:formula="of:=POWER([.E5];[.E$23])" office:value-type="float" office:value="0.000125801103260336" calcext:value-type="float">
            <text:p>0.0001258011</text:p>
          </table:table-cell>
          <table:table-cell table:formula="of:=POWER([.F5];[.F$23])" office:value-type="float" office:value="0.0125465141087134" calcext:value-type="float">
            <text:p>0.0125465141</text:p>
          </table:table-cell>
          <table:table-cell table:formula="of:=POWER([.G5];[.G$23])" office:value-type="float" office:value="0.803225" calcext:value-type="float">
            <text:p>0.803225</text:p>
          </table:table-cell>
          <table:table-cell table:formula="of:=POWER([.H5];[.H$23])" office:value-type="float" office:value="0.85" calcext:value-type="float">
            <text:p>0.85</text:p>
          </table:table-cell>
          <table:table-cell table:formula="of:=SUM([.B28:.H28])/[.$J$23]" office:value-type="float" office:value="0.457028807183595" calcext:value-type="float">
            <text:p>0.4570288072</text:p>
          </table:table-cell>
          <table:table-cell table:formula="of:=POWER(PRODUCT([.B28:.H28]); 1/[.$J$23])" office:value-type="float" office:value="0.120712933418025" calcext:value-type="float">
            <text:p>0.1207129334</text:p>
          </table:table-cell>
        </table:table-row>
        <table:table-row table:style-name="ro1">
          <table:table-cell table:formula="of:=[.A6]" office:value-type="float" office:value="0.04" calcext:value-type="float">
            <text:p>0.04</text:p>
          </table:table-cell>
          <table:table-cell table:formula="of:=POWER([.B6];[.B$23])" office:value-type="float" office:value="0.565959140057377" calcext:value-type="float">
            <text:p>0.5659591401</text:p>
          </table:table-cell>
          <table:table-cell table:formula="of:=POWER([.C6];[.C$23])" office:value-type="float" office:value="0.836017344317688" calcext:value-type="float">
            <text:p>0.8360173443</text:p>
          </table:table-cell>
          <table:table-cell table:formula="of:=POWER([.D6];[.D$23])" office:value-type="float" office:value="0.150211184670117" calcext:value-type="float">
            <text:p>0.1502111847</text:p>
          </table:table-cell>
          <table:table-cell table:formula="of:=POWER([.E6];[.E$23])" office:value-type="float" office:value="0.00482703715179733" calcext:value-type="float">
            <text:p>0.0048270372</text:p>
          </table:table-cell>
          <table:table-cell table:formula="of:=POWER([.F6];[.F$23])" office:value-type="float" office:value="0.00903597179048166" calcext:value-type="float">
            <text:p>0.0090359718</text:p>
          </table:table-cell>
          <table:table-cell table:formula="of:=POWER([.G6];[.G$23])" office:value-type="float" office:value="0.803225" calcext:value-type="float">
            <text:p>0.803225</text:p>
          </table:table-cell>
          <table:table-cell table:formula="of:=POWER([.H6];[.H$23])" office:value-type="float" office:value="0.8" calcext:value-type="float">
            <text:p>0.8</text:p>
          </table:table-cell>
          <table:table-cell table:formula="of:=SUM([.B29:.H29])/[.$J$23]" office:value-type="float" office:value="0.422570090398328" calcext:value-type="float">
            <text:p>0.4225700904</text:p>
          </table:table-cell>
          <table:table-cell table:formula="of:=POWER(PRODUCT([.B29:.H29]); 1/[.$J$23])" office:value-type="float" office:value="0.173741958667013" calcext:value-type="float">
            <text:p>0.1737419587</text:p>
          </table:table-cell>
        </table:table-row>
        <table:table-row table:style-name="ro1">
          <table:table-cell table:formula="of:=[.A7]" office:value-type="float" office:value="0.05" calcext:value-type="float">
            <text:p>0.05</text:p>
          </table:table-cell>
          <table:table-cell table:formula="of:=POWER([.B7];[.B$23])" office:value-type="float" office:value="0.522760544018626" calcext:value-type="float">
            <text:p>0.522760544</text:p>
          </table:table-cell>
          <table:table-cell table:formula="of:=POWER([.C7];[.C$23])" office:value-type="float" office:value="0.867645665003865" calcext:value-type="float">
            <text:p>0.867645665</text:p>
          </table:table-cell>
          <table:table-cell table:formula="of:=POWER([.D7];[.D$23])" office:value-type="float" office:value="0.300621023882229" calcext:value-type="float">
            <text:p>0.3006210239</text:p>
          </table:table-cell>
          <table:table-cell table:formula="of:=POWER([.E7];[.E$23])" office:value-type="float" office:value="0.0393228715098459" calcext:value-type="float">
            <text:p>0.0393228715</text:p>
          </table:table-cell>
          <table:table-cell table:formula="of:=POWER([.F7];[.F$23])" office:value-type="float" office:value="0.0188606108139788" calcext:value-type="float">
            <text:p>0.0188606108</text:p>
          </table:table-cell>
          <table:table-cell table:formula="of:=POWER([.G7];[.G$23])" office:value-type="float" office:value="0.803225" calcext:value-type="float">
            <text:p>0.803225</text:p>
          </table:table-cell>
          <table:table-cell table:formula="of:=POWER([.H7];[.H$23])" office:value-type="float" office:value="0.75" calcext:value-type="float">
            <text:p>0.75</text:p>
          </table:table-cell>
          <table:table-cell table:formula="of:=SUM([.B30:.H30])/[.$J$23]" office:value-type="float" office:value="0.440324762030473" calcext:value-type="float">
            <text:p>0.440324762</text:p>
          </table:table-cell>
          <table:table-cell table:formula="of:=POWER(PRODUCT([.B30:.H30]); 1/[.$J$23])" office:value-type="float" office:value="0.274137554809964" calcext:value-type="float">
            <text:p>0.2741375548</text:p>
          </table:table-cell>
        </table:table-row>
        <table:table-row table:style-name="ro1">
          <table:table-cell table:formula="of:=[.A8]" office:value-type="float" office:value="0.06" calcext:value-type="float">
            <text:p>0.06</text:p>
          </table:table-cell>
          <table:table-cell table:formula="of:=POWER([.B8];[.B$23])" office:value-type="float" office:value="0.489432715653864" calcext:value-type="float">
            <text:p>0.4894327157</text:p>
          </table:table-cell>
          <table:table-cell table:formula="of:=POWER([.C8];[.C$23])" office:value-type="float" office:value="0.847791247890659" calcext:value-type="float">
            <text:p>0.8477912479</text:p>
          </table:table-cell>
          <table:table-cell table:formula="of:=POWER([.D8];[.D$23])" office:value-type="float" office:value="0.219759641426719" calcext:value-type="float">
            <text:p>0.2197596414</text:p>
          </table:table-cell>
          <table:table-cell table:formula="of:=POWER([.E8];[.E$23])" office:value-type="float" office:value="0.0650938927107254" calcext:value-type="float">
            <text:p>0.0650938927</text:p>
          </table:table-cell>
          <table:table-cell table:formula="of:=POWER([.F8];[.F$23])" office:value-type="float" office:value="0.020211186543542" calcext:value-type="float">
            <text:p>0.0202111865</text:p>
          </table:table-cell>
          <table:table-cell table:formula="of:=POWER([.G8];[.G$23])" office:value-type="float" office:value="0.803225" calcext:value-type="float">
            <text:p>0.803225</text:p>
          </table:table-cell>
          <table:table-cell table:formula="of:=POWER([.H8];[.H$23])" office:value-type="float" office:value="0.7" calcext:value-type="float">
            <text:p>0.7</text:p>
          </table:table-cell>
          <table:table-cell table:formula="of:=SUM([.B31:.H31])/[.$J$23]" office:value-type="float" office:value="0.419401824563401" calcext:value-type="float">
            <text:p>0.4194018246</text:p>
          </table:table-cell>
          <table:table-cell table:formula="of:=POWER(PRODUCT([.B31:.H31]); 1/[.$J$23])" office:value-type="float" office:value="0.277885758437141" calcext:value-type="float">
            <text:p>0.2778857584</text:p>
          </table:table-cell>
        </table:table-row>
        <table:table-row table:style-name="ro1">
          <table:table-cell table:formula="of:=[.A9]" office:value-type="float" office:value="0.07" calcext:value-type="float">
            <text:p>0.07</text:p>
          </table:table-cell>
          <table:table-cell table:formula="of:=POWER([.B9];[.B$23])" office:value-type="float" office:value="0.449686064777428" calcext:value-type="float">
            <text:p>0.4496860648</text:p>
          </table:table-cell>
          <table:table-cell table:formula="of:=POWER([.C9];[.C$23])" office:value-type="float" office:value="0.942146485425701" calcext:value-type="float">
            <text:p>0.9421464854</text:p>
          </table:table-cell>
          <table:table-cell table:formula="of:=POWER([.D9];[.D$23])" office:value-type="float" office:value="0.177650499577119" calcext:value-type="float">
            <text:p>0.1776504996</text:p>
          </table:table-cell>
          <table:table-cell table:formula="of:=POWER([.E9];[.E$23])" office:value-type="float" office:value="0.0770386365691649" calcext:value-type="float">
            <text:p>0.0770386366</text:p>
          </table:table-cell>
          <table:table-cell table:formula="of:=POWER([.F9];[.F$23])" office:value-type="float" office:value="0.0237371764884615" calcext:value-type="float">
            <text:p>0.0237371765</text:p>
          </table:table-cell>
          <table:table-cell table:formula="of:=POWER([.G9];[.G$23])" office:value-type="float" office:value="0.803225" calcext:value-type="float">
            <text:p>0.803225</text:p>
          </table:table-cell>
          <table:table-cell table:formula="of:=POWER([.H9];[.H$23])" office:value-type="float" office:value="0.65" calcext:value-type="float">
            <text:p>0.65</text:p>
          </table:table-cell>
          <table:table-cell table:formula="of:=SUM([.B32:.H32])/[.$J$23]" office:value-type="float" office:value="0.41646451504505" calcext:value-type="float">
            <text:p>0.416464515</text:p>
          </table:table-cell>
          <table:table-cell table:formula="of:=POWER(PRODUCT([.B32:.H32]); 1/[.$J$23])" office:value-type="float" office:value="0.280240566417806" calcext:value-type="float">
            <text:p>0.2802405664</text:p>
          </table:table-cell>
        </table:table-row>
        <table:table-row table:style-name="ro1">
          <table:table-cell table:formula="of:=[.A10]" office:value-type="float" office:value="0.08" calcext:value-type="float">
            <text:p>0.08</text:p>
          </table:table-cell>
          <table:table-cell table:formula="of:=POWER([.B10];[.B$23])" office:value-type="float" office:value="0.500564993000472" calcext:value-type="float">
            <text:p>0.500564993</text:p>
          </table:table-cell>
          <table:table-cell table:formula="of:=POWER([.C10];[.C$23])" office:value-type="float" office:value="0.869227243015312" calcext:value-type="float">
            <text:p>0.869227243</text:p>
          </table:table-cell>
          <table:table-cell table:formula="of:=POWER([.D10];[.D$23])" office:value-type="float" office:value="0.37870965131615" calcext:value-type="float">
            <text:p>0.3787096513</text:p>
          </table:table-cell>
          <table:table-cell table:formula="of:=POWER([.E10];[.E$23])" office:value-type="float" office:value="0.090705472568573" calcext:value-type="float">
            <text:p>0.0907054726</text:p>
          </table:table-cell>
          <table:table-cell table:formula="of:=POWER([.F10];[.F$23])" office:value-type="float" office:value="0.0295845466929384" calcext:value-type="float">
            <text:p>0.0295845467</text:p>
          </table:table-cell>
          <table:table-cell table:formula="of:=POWER([.G10];[.G$23])" office:value-type="float" office:value="0.803225" calcext:value-type="float">
            <text:p>0.803225</text:p>
          </table:table-cell>
          <table:table-cell table:formula="of:=POWER([.H10];[.H$23])" office:value-type="float" office:value="0.6" calcext:value-type="float">
            <text:p>0.6</text:p>
          </table:table-cell>
          <table:table-cell table:formula="of:=SUM([.B33:.H33])/[.$J$23]" office:value-type="float" office:value="0.436268920879126" calcext:value-type="float">
            <text:p>0.4362689209</text:p>
          </table:table-cell>
          <table:table-cell table:formula="of:=POWER(PRODUCT([.B33:.H33]); 1/[.$J$23])" office:value-type="float" office:value="0.323950215968905" calcext:value-type="float">
            <text:p>0.323950216</text:p>
          </table:table-cell>
        </table:table-row>
        <table:table-row table:style-name="ro1">
          <table:table-cell table:formula="of:=[.A11]" office:value-type="float" office:value="0.09" calcext:value-type="float">
            <text:p>0.09</text:p>
          </table:table-cell>
          <table:table-cell table:formula="of:=POWER([.B11];[.B$23])" office:value-type="float" office:value="0.512538894489422" calcext:value-type="float">
            <text:p>0.5125388945</text:p>
          </table:table-cell>
          <table:table-cell table:formula="of:=POWER([.C11];[.C$23])" office:value-type="float" office:value="0.891882839839404" calcext:value-type="float">
            <text:p>0.8918828398</text:p>
          </table:table-cell>
          <table:table-cell table:formula="of:=POWER([.D11];[.D$23])" office:value-type="float" office:value="0.368027172909827" calcext:value-type="float">
            <text:p>0.3680271729</text:p>
          </table:table-cell>
          <table:table-cell table:formula="of:=POWER([.E11];[.E$23])" office:value-type="float" office:value="0.114499051109976" calcext:value-type="float">
            <text:p>0.1144990511</text:p>
          </table:table-cell>
          <table:table-cell table:formula="of:=POWER([.F11];[.F$23])" office:value-type="float" office:value="0.0307590908730874" calcext:value-type="float">
            <text:p>0.0307590909</text:p>
          </table:table-cell>
          <table:table-cell table:formula="of:=POWER([.G11];[.G$23])" office:value-type="float" office:value="0.803225" calcext:value-type="float">
            <text:p>0.803225</text:p>
          </table:table-cell>
          <table:table-cell table:formula="of:=POWER([.H11];[.H$23])" office:value-type="float" office:value="0.55" calcext:value-type="float">
            <text:p>0.55</text:p>
          </table:table-cell>
          <table:table-cell table:formula="of:=SUM([.B34:.H34])/[.$J$23]" office:value-type="float" office:value="0.436124273229562" calcext:value-type="float">
            <text:p>0.4361242732</text:p>
          </table:table-cell>
          <table:table-cell table:formula="of:=POWER(PRODUCT([.B34:.H34]); 1/[.$J$23])" office:value-type="float" office:value="0.332954821376758" calcext:value-type="float">
            <text:p>0.3329548214</text:p>
          </table:table-cell>
        </table:table-row>
        <table:table-row table:style-name="ro1">
          <table:table-cell table:formula="of:=[.A12]" office:value-type="float" office:value="0.1" calcext:value-type="float">
            <text:p>0.1</text:p>
          </table:table-cell>
          <table:table-cell table:formula="of:=POWER([.B12];[.B$23])" office:value-type="float" office:value="0.571773305054669" calcext:value-type="float">
            <text:p>0.5717733051</text:p>
          </table:table-cell>
          <table:table-cell table:formula="of:=POWER([.C12];[.C$23])" office:value-type="float" office:value="0.902459417370111" calcext:value-type="float">
            <text:p>0.9024594174</text:p>
          </table:table-cell>
          <table:table-cell table:formula="of:=POWER([.D12];[.D$23])" office:value-type="float" office:value="0.323215098657225" calcext:value-type="float">
            <text:p>0.3232150987</text:p>
          </table:table-cell>
          <table:table-cell table:formula="of:=POWER([.E12];[.E$23])" office:value-type="float" office:value="0.119620591117225" calcext:value-type="float">
            <text:p>0.1196205911</text:p>
          </table:table-cell>
          <table:table-cell table:formula="of:=POWER([.F12];[.F$23])" office:value-type="float" office:value="0.0244921240370126" calcext:value-type="float">
            <text:p>0.024492124</text:p>
          </table:table-cell>
          <table:table-cell table:formula="of:=POWER([.G12];[.G$23])" office:value-type="float" office:value="0.803225" calcext:value-type="float">
            <text:p>0.803225</text:p>
          </table:table-cell>
          <table:table-cell table:formula="of:=POWER([.H12];[.H$23])" office:value-type="float" office:value="0.5" calcext:value-type="float">
            <text:p>0.5</text:p>
          </table:table-cell>
          <table:table-cell table:formula="of:=SUM([.B35:.H35])/[.$J$23]" office:value-type="float" office:value="0.432638071498166" calcext:value-type="float">
            <text:p>0.4326380715</text:p>
          </table:table-cell>
          <table:table-cell table:formula="of:=POWER(PRODUCT([.B35:.H35]); 1/[.$J$23])" office:value-type="float" office:value="0.320408755417455" calcext:value-type="float">
            <text:p>0.3204087554</text:p>
          </table:table-cell>
        </table:table-row>
        <table:table-row table:style-name="ro1">
          <table:table-cell table:formula="of:=[.A13]" office:value-type="float" office:value="0.11" calcext:value-type="float">
            <text:p>0.11</text:p>
          </table:table-cell>
          <table:table-cell table:formula="of:=POWER([.B13];[.B$23])" office:value-type="float" office:value="0.60979637600398" calcext:value-type="float">
            <text:p>0.609796376</text:p>
          </table:table-cell>
          <table:table-cell table:formula="of:=POWER([.C13];[.C$23])" office:value-type="float" office:value="0.899172397263172" calcext:value-type="float">
            <text:p>0.8991723973</text:p>
          </table:table-cell>
          <table:table-cell table:formula="of:=POWER([.D13];[.D$23])" office:value-type="float" office:value="0.302039235861833" calcext:value-type="float">
            <text:p>0.3020392359</text:p>
          </table:table-cell>
          <table:table-cell table:formula="of:=POWER([.E13];[.E$23])" office:value-type="float" office:value="0.129060421214994" calcext:value-type="float">
            <text:p>0.1290604212</text:p>
          </table:table-cell>
          <table:table-cell table:formula="of:=POWER([.F13];[.F$23])" office:value-type="float" office:value="0.0263209486533508" calcext:value-type="float">
            <text:p>0.0263209487</text:p>
          </table:table-cell>
          <table:table-cell table:formula="of:=POWER([.G13];[.G$23])" office:value-type="float" office:value="0.803225" calcext:value-type="float">
            <text:p>0.803225</text:p>
          </table:table-cell>
          <table:table-cell table:formula="of:=POWER([.H13];[.H$23])" office:value-type="float" office:value="0.45" calcext:value-type="float">
            <text:p>0.45</text:p>
          </table:table-cell>
          <table:table-cell table:formula="of:=SUM([.B36:.H36])/[.$J$23]" office:value-type="float" office:value="0.429281917199644" calcext:value-type="float">
            <text:p>0.4292819172</text:p>
          </table:table-cell>
          <table:table-cell table:formula="of:=POWER(PRODUCT([.B36:.H36]); 1/[.$J$23])" office:value-type="float" office:value="0.321932435690021" calcext:value-type="float">
            <text:p>0.3219324357</text:p>
          </table:table-cell>
        </table:table-row>
        <table:table-row table:style-name="ro1">
          <table:table-cell table:formula="of:=[.A14]" office:value-type="float" office:value="0.12" calcext:value-type="float">
            <text:p>0.12</text:p>
          </table:table-cell>
          <table:table-cell table:formula="of:=POWER([.B14];[.B$23])" office:value-type="float" office:value="0.667057420196923" calcext:value-type="float">
            <text:p>0.6670574202</text:p>
          </table:table-cell>
          <table:table-cell table:formula="of:=POWER([.C14];[.C$23])" office:value-type="float" office:value="0.936103092613201" calcext:value-type="float">
            <text:p>0.9361030926</text:p>
          </table:table-cell>
          <table:table-cell table:formula="of:=POWER([.D14];[.D$23])" office:value-type="float" office:value="0.422878233064791" calcext:value-type="float">
            <text:p>0.4228782331</text:p>
          </table:table-cell>
          <table:table-cell table:formula="of:=POWER([.E14];[.E$23])" office:value-type="float" office:value="0.138501057271914" calcext:value-type="float">
            <text:p>0.1385010573</text:p>
          </table:table-cell>
          <table:table-cell table:formula="of:=POWER([.F14];[.F$23])" office:value-type="float" office:value="0.0245709249256018" calcext:value-type="float">
            <text:p>0.0245709249</text:p>
          </table:table-cell>
          <table:table-cell table:formula="of:=POWER([.G14];[.G$23])" office:value-type="float" office:value="0.803225" calcext:value-type="float">
            <text:p>0.803225</text:p>
          </table:table-cell>
          <table:table-cell table:formula="of:=POWER([.H14];[.H$23])" office:value-type="float" office:value="0.4" calcext:value-type="float">
            <text:p>0.4</text:p>
          </table:table-cell>
          <table:table-cell table:formula="of:=SUM([.B37:.H37])/[.$J$23]" office:value-type="float" office:value="0.452311430409657" calcext:value-type="float">
            <text:p>0.4523114304</text:p>
          </table:table-cell>
          <table:table-cell table:formula="of:=POWER(PRODUCT([.B37:.H37]); 1/[.$J$23])" office:value-type="float" office:value="0.337336398827293" calcext:value-type="float">
            <text:p>0.3373363988</text:p>
          </table:table-cell>
        </table:table-row>
        <table:table-row table:style-name="ro1">
          <table:table-cell table:formula="of:=[.A15]" office:value-type="float" office:value="0.13" calcext:value-type="float">
            <text:p>0.13</text:p>
          </table:table-cell>
          <table:table-cell table:formula="of:=POWER([.B15];[.B$23])" office:value-type="float" office:value="0.712688640631516" calcext:value-type="float">
            <text:p>0.7126886406</text:p>
          </table:table-cell>
          <table:table-cell table:formula="of:=POWER([.C15];[.C$23])" office:value-type="float" office:value="0.93057992671237" calcext:value-type="float">
            <text:p>0.9305799267</text:p>
          </table:table-cell>
          <table:table-cell table:formula="of:=POWER([.D15];[.D$23])" office:value-type="float" office:value="0.320529249835331" calcext:value-type="float">
            <text:p>0.3205292498</text:p>
          </table:table-cell>
          <table:table-cell table:formula="of:=POWER([.E15];[.E$23])" office:value-type="float" office:value="0.150564778017622" calcext:value-type="float">
            <text:p>0.150564778</text:p>
          </table:table-cell>
          <table:table-cell table:formula="of:=POWER([.F15];[.F$23])" office:value-type="float" office:value="0.0272334802132787" calcext:value-type="float">
            <text:p>0.0272334802</text:p>
          </table:table-cell>
          <table:table-cell table:formula="of:=POWER([.G15];[.G$23])" office:value-type="float" office:value="0.803225" calcext:value-type="float">
            <text:p>0.803225</text:p>
          </table:table-cell>
          <table:table-cell table:formula="of:=POWER([.H15];[.H$23])" office:value-type="float" office:value="0.35" calcext:value-type="float">
            <text:p>0.35</text:p>
          </table:table-cell>
          <table:table-cell table:formula="of:=SUM([.B38:.H38])/[.$J$23]" office:value-type="float" office:value="0.439309476721349" calcext:value-type="float">
            <text:p>0.4393094767</text:p>
          </table:table-cell>
          <table:table-cell table:formula="of:=POWER(PRODUCT([.B38:.H38]); 1/[.$J$23])" office:value-type="float" office:value="0.330040368794034" calcext:value-type="float">
            <text:p>0.3300403688</text:p>
          </table:table-cell>
        </table:table-row>
        <table:table-row table:style-name="ro1">
          <table:table-cell table:formula="of:=[.A16]" office:value-type="float" office:value="0.14" calcext:value-type="float">
            <text:p>0.14</text:p>
          </table:table-cell>
          <table:table-cell table:formula="of:=POWER([.B16];[.B$23])" office:value-type="float" office:value="0.715541752799933" calcext:value-type="float">
            <text:p>0.7155417528</text:p>
          </table:table-cell>
          <table:table-cell table:formula="of:=POWER([.C16];[.C$23])" office:value-type="float" office:value="0.900292174796605" calcext:value-type="float">
            <text:p>0.9002921748</text:p>
          </table:table-cell>
          <table:table-cell table:formula="of:=POWER([.D16];[.D$23])" office:value-type="float" office:value="0.34418890162235" calcext:value-type="float">
            <text:p>0.3441889016</text:p>
          </table:table-cell>
          <table:table-cell table:formula="of:=POWER([.E16];[.E$23])" office:value-type="float" office:value="0.14599180523127" calcext:value-type="float">
            <text:p>0.1459918052</text:p>
          </table:table-cell>
          <table:table-cell table:formula="of:=POWER([.F16];[.F$23])" office:value-type="float" office:value="0.0251310382712777" calcext:value-type="float">
            <text:p>0.0251310383</text:p>
          </table:table-cell>
          <table:table-cell table:formula="of:=POWER([.G16];[.G$23])" office:value-type="float" office:value="0.803225" calcext:value-type="float">
            <text:p>0.803225</text:p>
          </table:table-cell>
          <table:table-cell table:formula="of:=POWER([.H16];[.H$23])" office:value-type="float" office:value="0.3" calcext:value-type="float">
            <text:p>0.3</text:p>
          </table:table-cell>
          <table:table-cell table:formula="of:=SUM([.B39:.H39])/[.$J$23]" office:value-type="float" office:value="0.431249423029525" calcext:value-type="float">
            <text:p>0.431249423</text:p>
          </table:table-cell>
          <table:table-cell table:formula="of:=POWER(PRODUCT([.B39:.H39]); 1/[.$J$23])" office:value-type="float" office:value="0.320362514240634" calcext:value-type="float">
            <text:p>0.3203625142</text:p>
          </table:table-cell>
        </table:table-row>
        <table:table-row table:style-name="ro1">
          <table:table-cell table:formula="of:=[.A17]" office:value-type="float" office:value="0.15" calcext:value-type="float">
            <text:p>0.15</text:p>
          </table:table-cell>
          <table:table-cell table:formula="of:=POWER([.B17];[.B$23])" office:value-type="float" office:value="0.712688640631516" calcext:value-type="float">
            <text:p>0.7126886406</text:p>
          </table:table-cell>
          <table:table-cell table:formula="of:=POWER([.C17];[.C$23])" office:value-type="float" office:value="0.935414346693485" calcext:value-type="float">
            <text:p>0.9354143467</text:p>
          </table:table-cell>
          <table:table-cell table:formula="of:=POWER([.D17];[.D$23])" office:value-type="float" office:value="0.402766681839499" calcext:value-type="float">
            <text:p>0.4027666818</text:p>
          </table:table-cell>
          <table:table-cell table:formula="of:=POWER([.E17];[.E$23])" office:value-type="float" office:value="0.141098124301544" calcext:value-type="float">
            <text:p>0.1410981243</text:p>
          </table:table-cell>
          <table:table-cell table:formula="of:=POWER([.F17];[.F$23])" office:value-type="float" office:value="0.0252763450079963" calcext:value-type="float">
            <text:p>0.025276345</text:p>
          </table:table-cell>
          <table:table-cell table:formula="of:=POWER([.G17];[.G$23])" office:value-type="float" office:value="0.803225" calcext:value-type="float">
            <text:p>0.803225</text:p>
          </table:table-cell>
          <table:table-cell table:formula="of:=POWER([.H17];[.H$23])" office:value-type="float" office:value="0.25" calcext:value-type="float">
            <text:p>0.25</text:p>
          </table:table-cell>
          <table:table-cell table:formula="of:=SUM([.B40:.H40])/[.$J$23]" office:value-type="float" office:value="0.436062551796539" calcext:value-type="float">
            <text:p>0.4360625518</text:p>
          </table:table-cell>
          <table:table-cell table:formula="of:=POWER(PRODUCT([.B40:.H40]); 1/[.$J$23])" office:value-type="float" office:value="0.319543032351641" calcext:value-type="float">
            <text:p>0.3195430324</text:p>
          </table:table-cell>
        </table:table-row>
        <table:table-row table:style-name="ro1">
          <table:table-cell table:formula="of:=[.A18]" office:value-type="float" office:value="0.16" calcext:value-type="float">
            <text:p>0.16</text:p>
          </table:table-cell>
          <table:table-cell table:formula="of:=POWER([.B18];[.B$23])" office:value-type="float" office:value="0.684372774036604" calcext:value-type="float">
            <text:p>0.684372774</text:p>
          </table:table-cell>
          <table:table-cell table:formula="of:=POWER([.C18];[.C$23])" office:value-type="float" office:value="0.947051740930769" calcext:value-type="float">
            <text:p>0.9470517409</text:p>
          </table:table-cell>
          <table:table-cell table:formula="of:=POWER([.D18];[.D$23])" office:value-type="float" office:value="0.344630236630508" calcext:value-type="float">
            <text:p>0.3446302366</text:p>
          </table:table-cell>
          <table:table-cell table:formula="of:=POWER([.E18];[.E$23])" office:value-type="float" office:value="0.14557418407883" calcext:value-type="float">
            <text:p>0.1455741841</text:p>
          </table:table-cell>
          <table:table-cell table:formula="of:=POWER([.F18];[.F$23])" office:value-type="float" office:value="0.0255878596897287" calcext:value-type="float">
            <text:p>0.0255878597</text:p>
          </table:table-cell>
          <table:table-cell table:formula="of:=POWER([.G18];[.G$23])" office:value-type="float" office:value="0.803225" calcext:value-type="float">
            <text:p>0.803225</text:p>
          </table:table-cell>
          <table:table-cell table:formula="of:=POWER([.H18];[.H$23])" office:value-type="float" office:value="0.2" calcext:value-type="float">
            <text:p>0.2</text:p>
          </table:table-cell>
          <table:table-cell table:formula="of:=SUM([.B41:.H41])/[.$J$23]" office:value-type="float" office:value="0.420058906048859" calcext:value-type="float">
            <text:p>0.420058906</text:p>
          </table:table-cell>
          <table:table-cell table:formula="of:=POWER(PRODUCT([.B41:.H41]); 1/[.$J$23])" office:value-type="float" office:value="0.304415933090824" calcext:value-type="float">
            <text:p>0.3044159331</text:p>
          </table:table-cell>
        </table:table-row>
        <table:table-row table:style-name="ro1">
          <table:table-cell table:formula="of:=[.A19]" office:value-type="float" office:value="0.17" calcext:value-type="float">
            <text:p>0.17</text:p>
          </table:table-cell>
          <table:table-cell table:formula="of:=POWER([.B19];[.B$23])" office:value-type="float" office:value="0.70146619717317" calcext:value-type="float">
            <text:p>0.7014661972</text:p>
          </table:table-cell>
          <table:table-cell table:formula="of:=POWER([.C19];[.C$23])" office:value-type="float" office:value="0.962851494260667" calcext:value-type="float">
            <text:p>0.9628514943</text:p>
          </table:table-cell>
          <table:table-cell table:formula="of:=POWER([.D19];[.D$23])" office:value-type="float" office:value="0.341035188800217" calcext:value-type="float">
            <text:p>0.3410351888</text:p>
          </table:table-cell>
          <table:table-cell table:formula="of:=POWER([.E19];[.E$23])" office:value-type="float" office:value="0.148364519470058" calcext:value-type="float">
            <text:p>0.1483645195</text:p>
          </table:table-cell>
          <table:table-cell table:formula="of:=POWER([.F19];[.F$23])" office:value-type="float" office:value="0.0254508695086605" calcext:value-type="float">
            <text:p>0.0254508695</text:p>
          </table:table-cell>
          <table:table-cell table:formula="of:=POWER([.G19];[.G$23])" office:value-type="float" office:value="0.803225" calcext:value-type="float">
            <text:p>0.803225</text:p>
          </table:table-cell>
          <table:table-cell table:formula="of:=POWER([.H19];[.H$23])" office:value-type="float" office:value="0.15" calcext:value-type="float">
            <text:p>0.15</text:p>
          </table:table-cell>
          <table:table-cell table:formula="of:=SUM([.B42:.H42])/[.$J$23]" office:value-type="float" office:value="0.417652435895036" calcext:value-type="float">
            <text:p>0.4176524359</text:p>
          </table:table-cell>
          <table:table-cell table:formula="of:=POWER(PRODUCT([.B42:.H42]); 1/[.$J$23])" office:value-type="float" office:value="0.29469777295693" calcext:value-type="float">
            <text:p>0.294697773</text:p>
          </table:table-cell>
        </table:table-row>
        <table:table-row table:style-name="ro1">
          <table:table-cell table:formula="of:=[.A20]" office:value-type="float" office:value="0.18" calcext:value-type="float">
            <text:p>0.18</text:p>
          </table:table-cell>
          <table:table-cell table:formula="of:=POWER([.B20];[.B$23])" office:value-type="float" office:value="0.729710215269193" calcext:value-type="float">
            <text:p>0.7297102153</text:p>
          </table:table-cell>
          <table:table-cell table:formula="of:=POWER([.C20];[.C$23])" office:value-type="float" office:value="0.938999467518486" calcext:value-type="float">
            <text:p>0.9389994675</text:p>
          </table:table-cell>
          <table:table-cell table:formula="of:=POWER([.D20];[.D$23])" office:value-type="float" office:value="0.358552646064703" calcext:value-type="float">
            <text:p>0.3585526461</text:p>
          </table:table-cell>
          <table:table-cell table:formula="of:=POWER([.E20];[.E$23])" office:value-type="float" office:value="0.154536894429726" calcext:value-type="float">
            <text:p>0.1545368944</text:p>
          </table:table-cell>
          <table:table-cell table:formula="of:=POWER([.F20];[.F$23])" office:value-type="float" office:value="0.024367253233079" calcext:value-type="float">
            <text:p>0.0243672532</text:p>
          </table:table-cell>
          <table:table-cell table:formula="of:=POWER([.G20];[.G$23])" office:value-type="float" office:value="0.803225" calcext:value-type="float">
            <text:p>0.803225</text:p>
          </table:table-cell>
          <table:table-cell table:formula="of:=POWER([.H20];[.H$23])" office:value-type="float" office:value="0.1" calcext:value-type="float">
            <text:p>0.1</text:p>
          </table:table-cell>
          <table:table-cell table:formula="of:=SUM([.B43:.H43])/[.$J$23]" office:value-type="float" office:value="0.414585530202025" calcext:value-type="float">
            <text:p>0.4145855302</text:p>
          </table:table-cell>
          <table:table-cell table:formula="of:=POWER(PRODUCT([.B43:.H43]); 1/[.$J$23])" office:value-type="float" office:value="0.28149625652108" calcext:value-type="float">
            <text:p>0.2814962565</text:p>
          </table:table-cell>
        </table:table-row>
        <table:table-row table:style-name="ro1">
          <table:table-cell table:formula="of:=[.A21]" office:value-type="float" office:value="0.19" calcext:value-type="float">
            <text:p>0.19</text:p>
          </table:table-cell>
          <table:table-cell table:formula="of:=POWER([.B21];[.B$23])" office:value-type="float" office:value="0.712688640631516" calcext:value-type="float">
            <text:p>0.7126886406</text:p>
          </table:table-cell>
          <table:table-cell table:formula="of:=POWER([.C21];[.C$23])" office:value-type="float" office:value="0.936103092613201" calcext:value-type="float">
            <text:p>0.9361030926</text:p>
          </table:table-cell>
          <table:table-cell table:formula="of:=POWER([.D21];[.D$23])" office:value-type="float" office:value="0.325935576456452" calcext:value-type="float">
            <text:p>0.3259355765</text:p>
          </table:table-cell>
          <table:table-cell table:formula="of:=POWER([.E21];[.E$23])" office:value-type="float" office:value="0.150900059369549" calcext:value-type="float">
            <text:p>0.1509000594</text:p>
          </table:table-cell>
          <table:table-cell table:formula="of:=POWER([.F21];[.F$23])" office:value-type="float" office:value="0.0259263888059387" calcext:value-type="float">
            <text:p>0.0259263888</text:p>
          </table:table-cell>
          <table:table-cell table:formula="of:=POWER([.G21];[.G$23])" office:value-type="float" office:value="0.803225" calcext:value-type="float">
            <text:p>0.803225</text:p>
          </table:table-cell>
          <table:table-cell table:formula="of:=POWER([.H21];[.H$23])" office:value-type="float" office:value="0.05" calcext:value-type="float">
            <text:p>0.05</text:p>
          </table:table-cell>
          <table:table-cell table:formula="of:=SUM([.B44:.H44])/[.$J$23]" office:value-type="float" office:value="0.400637167716888" calcext:value-type="float">
            <text:p>0.4006371677</text:p>
          </table:table-cell>
          <table:table-cell table:formula="of:=POWER(PRODUCT([.B44:.H44]); 1/[.$J$23])" office:value-type="float" office:value="0.253792738983391" calcext:value-type="float">
            <text:p>0.253792739</text:p>
          </table:table-cell>
        </table:table-row>
      </table:table>
      <table:table table:name="Sheet1_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5" calcext:value-type="float">
            <text:p>0.9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" calcext:value-type="float">
            <text:p>0.9</text:p>
          </table:table-cell>
          <table:table-cell office:value-type="float" office:value="0.243318" calcext:value-type="float">
            <text:p>0.24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7234" calcext:value-type="float">
            <text:p>0.8723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88329" calcext:value-type="float">
            <text:p>0.0388329</text:p>
          </table:table-cell>
          <table:table-cell office:value-type="float" office:value="0.00251067" calcext:value-type="float">
            <text:p>0.00251067</text:p>
          </table:table-cell>
          <table:table-cell office:value-type="float" office:value="0.0539944" calcext:value-type="float">
            <text:p>0.053994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5" calcext:value-type="float">
            <text:p>0.85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150681" calcext:value-type="float">
            <text:p>0.15068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698925" calcext:value-type="float">
            <text:p>0.698925</text:p>
          </table:table-cell>
          <table:table-cell office:value-type="float" office:value="0.0225634" calcext:value-type="float">
            <text:p>0.0225634</text:p>
          </table:table-cell>
          <table:table-cell office:value-type="float" office:value="0.0285619" calcext:value-type="float">
            <text:p>0.0285619</text:p>
          </table:table-cell>
          <table:table-cell office:value-type="float" office:value="0.0433827" calcext:value-type="float">
            <text:p>0.043382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" calcext:value-type="float">
            <text:p>0.8</text:p>
          </table:table-cell>
          <table:table-cell office:value-type="float" office:value="0.440124" calcext:value-type="float">
            <text:p>0.440124</text:p>
          </table:table-cell>
          <table:table-cell office:value-type="float" office:value="0.188927" calcext:value-type="float">
            <text:p>0.18892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48936" calcext:value-type="float">
            <text:p>0.648936</text:p>
          </table:table-cell>
          <table:table-cell office:value-type="float" office:value="0.752809" calcext:value-type="float">
            <text:p>0.752809</text:p>
          </table:table-cell>
          <table:table-cell office:value-type="float" office:value="0.090373" calcext:value-type="float">
            <text:p>0.090373</text:p>
          </table:table-cell>
          <table:table-cell office:value-type="float" office:value="0.115637" calcext:value-type="float">
            <text:p>0.115637</text:p>
          </table:table-cell>
          <table:table-cell office:value-type="float" office:value="0.070855" calcext:value-type="float">
            <text:p>0.0708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5" calcext:value-type="float">
            <text:p>0.75</text:p>
          </table:table-cell>
          <table:table-cell office:value-type="float" office:value="0.461691" calcext:value-type="float">
            <text:p>0.461691</text:p>
          </table:table-cell>
          <table:table-cell office:value-type="float" office:value="0.299846" calcext:value-type="float">
            <text:p>0.29984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21053" calcext:value-type="float">
            <text:p>0.62105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0482943" calcext:value-type="float">
            <text:p>0.0482943</text:p>
          </table:table-cell>
          <table:table-cell office:value-type="float" office:value="0.161818" calcext:value-type="float">
            <text:p>0.161818</text:p>
          </table:table-cell>
          <table:table-cell office:value-type="float" office:value="0.0741984" calcext:value-type="float">
            <text:p>0.074198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" calcext:value-type="float">
            <text:p>0.7</text:p>
          </table:table-cell>
          <table:table-cell office:value-type="float" office:value="0.446763" calcext:value-type="float">
            <text:p>0.446763</text:p>
          </table:table-cell>
          <table:table-cell office:value-type="float" office:value="0.283042" calcext:value-type="float">
            <text:p>0.28304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0.88764" calcext:value-type="float">
            <text:p>0.88764</text:p>
          </table:table-cell>
          <table:table-cell office:value-type="float" office:value="0.0315597" calcext:value-type="float">
            <text:p>0.0315597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0825948" calcext:value-type="float">
            <text:p>0.082594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5" calcext:value-type="float">
            <text:p>0.65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278016" calcext:value-type="float">
            <text:p>0.2780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30435" calcext:value-type="float">
            <text:p>0.630435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201878" calcext:value-type="float">
            <text:p>0.201878</text:p>
          </table:table-cell>
          <table:table-cell office:value-type="float" office:value="0.0956555" calcext:value-type="float">
            <text:p>0.09565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" calcext:value-type="float">
            <text:p>0.6</text:p>
          </table:table-cell>
          <table:table-cell office:value-type="float" office:value="0.461453" calcext:value-type="float">
            <text:p>0.461453</text:p>
          </table:table-cell>
          <table:table-cell office:value-type="float" office:value="0.349405" calcext:value-type="float">
            <text:p>0.3494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40449" calcext:value-type="float">
            <text:p>0.640449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135444" calcext:value-type="float">
            <text:p>0.135444</text:p>
          </table:table-cell>
          <table:table-cell office:value-type="float" office:value="0.235795" calcext:value-type="float">
            <text:p>0.235795</text:p>
          </table:table-cell>
          <table:table-cell office:value-type="float" office:value="0.0981708" calcext:value-type="float">
            <text:p>0.098170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5" calcext:value-type="float">
            <text:p>0.55</text:p>
          </table:table-cell>
          <table:table-cell office:value-type="float" office:value="0.465506" calcext:value-type="float">
            <text:p>0.465506</text:p>
          </table:table-cell>
          <table:table-cell office:value-type="float" office:value="0.354648" calcext:value-type="float">
            <text:p>0.3546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814433" calcext:value-type="float">
            <text:p>0.814433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0843369" calcext:value-type="float">
            <text:p>0.084336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" calcext:value-type="float">
            <text:p>0.5</text:p>
          </table:table-cell>
          <table:table-cell office:value-type="float" office:value="0.462589" calcext:value-type="float">
            <text:p>0.462589</text:p>
          </table:table-cell>
          <table:table-cell office:value-type="float" office:value="0.33585" calcext:value-type="float">
            <text:p>0.335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19101" calcext:value-type="float">
            <text:p>0.719101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0912277" calcext:value-type="float">
            <text:p>0.0912277</text:p>
          </table:table-cell>
          <table:table-cell office:value-type="float" office:value="0.255385" calcext:value-type="float">
            <text:p>0.255385</text:p>
          </table:table-cell>
          <table:table-cell office:value-type="float" office:value="0.0884846" calcext:value-type="float">
            <text:p>0.0884846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5" calcext:value-type="float">
            <text:p>0.45</text:p>
          </table:table-cell>
          <table:table-cell office:value-type="float" office:value="0.459419" calcext:value-type="float">
            <text:p>0.459419</text:p>
          </table:table-cell>
          <table:table-cell office:value-type="float" office:value="0.330773" calcext:value-type="float">
            <text:p>0.33077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63441" calcext:value-type="float">
            <text:p>0.763441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78826" calcext:value-type="float">
            <text:p>0.178826</text:p>
          </table:table-cell>
          <table:table-cell office:value-type="float" office:value="0.267692" calcext:value-type="float">
            <text:p>0.267692</text:p>
          </table:table-cell>
          <table:table-cell office:value-type="float" office:value="0.0845177" calcext:value-type="float">
            <text:p>0.08451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" calcext:value-type="float">
            <text:p>0.4</text:p>
          </table:table-cell>
          <table:table-cell office:value-type="float" office:value="0.481999" calcext:value-type="float">
            <text:p>0.481999</text:p>
          </table:table-cell>
          <table:table-cell office:value-type="float" office:value="0.365394" calcext:value-type="float">
            <text:p>0.3653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65979" calcext:value-type="float">
            <text:p>0.865979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0.283019" calcext:value-type="float">
            <text:p>0.283019</text:p>
          </table:table-cell>
          <table:table-cell office:value-type="float" office:value="0.0905181" calcext:value-type="float">
            <text:p>0.09051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5" calcext:value-type="float">
            <text:p>0.35</text:p>
          </table:table-cell>
          <table:table-cell office:value-type="float" office:value="0.470479" calcext:value-type="float">
            <text:p>0.470479</text:p>
          </table:table-cell>
          <table:table-cell office:value-type="float" office:value="0.338692" calcext:value-type="float">
            <text:p>0.33869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" calcext:value-type="float">
            <text:p>0.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118466" calcext:value-type="float">
            <text:p>0.118466</text:p>
          </table:table-cell>
          <table:table-cell office:value-type="float" office:value="0.277259" calcext:value-type="float">
            <text:p>0.277259</text:p>
          </table:table-cell>
          <table:table-cell office:value-type="float" office:value="0.0857973" calcext:value-type="float">
            <text:p>0.0857973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" calcext:value-type="float">
            <text:p>0.3</text:p>
          </table:table-cell>
          <table:table-cell office:value-type="float" office:value="0.456468" calcext:value-type="float">
            <text:p>0.456468</text:p>
          </table:table-cell>
          <table:table-cell office:value-type="float" office:value="0.331542" calcext:value-type="float">
            <text:p>0.3315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71028" calcext:value-type="float">
            <text:p>0.271028</text:p>
          </table:table-cell>
          <table:table-cell office:value-type="float" office:value="0.0861277" calcext:value-type="float">
            <text:p>0.08612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5" calcext:value-type="float">
            <text:p>0.25</text:p>
          </table:table-cell>
          <table:table-cell office:value-type="float" office:value="0.463639" calcext:value-type="float">
            <text:p>0.463639</text:p>
          </table:table-cell>
          <table:table-cell office:value-type="float" office:value="0.340518" calcext:value-type="float">
            <text:p>0.34051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0.896907" calcext:value-type="float">
            <text:p>0.896907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27673" calcext:value-type="float">
            <text:p>0.27673</text:p>
          </table:table-cell>
          <table:table-cell office:value-type="float" office:value="0.0868339" calcext:value-type="float">
            <text:p>0.086833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" calcext:value-type="float">
            <text:p>0.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16671" calcext:value-type="float">
            <text:p>0.31667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27083" calcext:value-type="float">
            <text:p>0.927083</text:p>
          </table:table-cell>
          <table:table-cell office:value-type="float" office:value="0.116305" calcext:value-type="float">
            <text:p>0.116305</text:p>
          </table:table-cell>
          <table:table-cell office:value-type="float" office:value="0.280255" calcext:value-type="float">
            <text:p>0.280255</text:p>
          </table:table-cell>
          <table:table-cell office:value-type="float" office:value="0.0865237" calcext:value-type="float">
            <text:p>0.086523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5" calcext:value-type="float">
            <text:p>0.15</text:p>
          </table:table-cell>
          <table:table-cell office:value-type="float" office:value="0.450409" calcext:value-type="float">
            <text:p>0.450409</text:p>
          </table:table-cell>
          <table:table-cell office:value-type="float" office:value="0.305559" calcext:value-type="float">
            <text:p>0.30555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88172" calcext:value-type="float">
            <text:p>0.88172</text:p>
          </table:table-cell>
          <table:table-cell office:value-type="float" office:value="0.12856" calcext:value-type="float">
            <text:p>0.12856</text:p>
          </table:table-cell>
          <table:table-cell office:value-type="float" office:value="0.287975" calcext:value-type="float">
            <text:p>0.28797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" calcext:value-type="float">
            <text:p>0.1</text:p>
          </table:table-cell>
          <table:table-cell office:value-type="float" office:value="0.442294" calcext:value-type="float">
            <text:p>0.442294</text:p>
          </table:table-cell>
          <table:table-cell office:value-type="float" office:value="0.291449" calcext:value-type="float">
            <text:p>0.29144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06234" calcext:value-type="float">
            <text:p>0.106234</text:p>
          </table:table-cell>
          <table:table-cell office:value-type="float" office:value="0.283439" calcext:value-type="float">
            <text:p>0.283439</text:p>
          </table:table-cell>
          <table:table-cell office:value-type="float" office:value="0.0875981" calcext:value-type="float">
            <text:p>0.08759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429237" calcext:value-type="float">
            <text:p>0.429237</text:p>
          </table:table-cell>
          <table:table-cell office:value-type="float" office:value="0.257006" calcext:value-type="float">
            <text:p>0.257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3:50:38.99412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2T13:51:58.122912128</dc:date>
    <meta:generator>LibreOffice/4.2.8.2$Linux_X86_64 LibreOffice_project/420m0$Build-2</meta:generator>
    <meta:editing-duration>PT7M5S</meta:editing-duration>
    <meta:editing-cycles>5</meta:editing-cycles>
    <meta:document-statistic meta:table-count="2" meta:cell-count="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862cm" svg:y="2.71cm" style:legend-expansion="high" chart:style-name="ch2"/>
        <chart:plot-area chart:style-name="ch3" table:cell-range-address="Sheet1.A2:Sheet1.H21 Sheet1.B1:Sheet1.H1" chart:data-source-has-labels="row" svg:x="0.32cm" svg:y="0.18cm" svg:width="12.222cm" svg:height="8.646cm">
          <chartooo:coordinate-region svg:x="1.047cm" svg:y="0.38cm" svg:width="11.2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7" chart:values-cell-range-address="Sheet1.C2:Sheet1.C21" chart:label-cell-address="Sheet1.C1:Sheet1.C1" chart:class="chart:scatter">
            <chart:data-point chart:repeated="20"/>
          </chart:series>
          <chart:series chart:style-name="ch8" chart:values-cell-range-address="Sheet1.D2:Sheet1.D21" chart:label-cell-address="Sheet1.D1:Sheet1.D1" chart:class="chart:scatter">
            <chart:data-point chart:repeated="20"/>
          </chart:series>
          <chart:series chart:style-name="ch9" chart:values-cell-range-address="Sheet1.E2:Sheet1.E21" chart:label-cell-address="Sheet1.E1:Sheet1.E1" chart:class="chart:scatter"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G2:Sheet1.G21" chart:label-cell-address="Sheet1.G1:Sheet1.G1" chart:class="chart:scatter">
            <chart:data-point chart:repeated="20"/>
          </chart:series>
          <chart:series chart:style-name="ch12" chart:values-cell-range-address="Sheet1.H2:Sheet1.H21" chart:label-cell-address="Sheet1.H1:Sheet1.H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uccess</text:p>
                <draw:g>
                  <svg:desc>Sheet1.B1:Sheet1.B1</svg:desc>
                </draw:g>
              </table:table-cell>
              <table:table-cell office:value-type="string">
                <text:p> robustness</text:p>
                <draw:g>
                  <svg:desc>Sheet1.C1:Sheet1.C1</svg:desc>
                </draw:g>
              </table:table-cell>
              <table:table-cell office:value-type="string">
                <text:p> alignment</text:p>
                <draw:g>
                  <svg:desc>Sheet1.D1:Sheet1.D1</svg:desc>
                </draw:g>
              </table:table-cell>
              <table:table-cell office:value-type="string">
                <text:p> coverage</text:p>
                <draw:g>
                  <svg:desc>Sheet1.E1:Sheet1.E1</svg:desc>
                </draw:g>
              </table:table-cell>
              <table:table-cell office:value-type="string">
                <text:p> wrench</text:p>
                <draw:g>
                  <svg:desc>Sheet1.F1:Sheet1.F1</svg:desc>
                </draw:g>
              </table:table-cell>
              <table:table-cell office:value-type="string">
                <text:p> stress</text:p>
                <draw:g>
                  <svg:desc>Sheet1.G1:Sheet1.G1</svg:desc>
                </draw:g>
              </table:table-cell>
              <table:table-cell office:value-type="string">
                <text:p> volu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C2:Sheet1.C21</svg:desc>
                </draw:g>
              </table:table-cell>
              <table:table-cell office:value-type="float" office:value="0">
                <text:p>0</text:p>
                <draw:g>
                  <svg:desc>Sheet1.D2:Sheet1.D21</svg:desc>
                </draw:g>
              </table:table-cell>
              <table:table-cell office:value-type="float" office:value="0">
                <text:p>0</text:p>
                <draw:g>
                  <svg:desc>Sheet1.E2:Sheet1.E21</svg:desc>
                </draw:g>
              </table:table-cell>
              <table:table-cell office:value-type="float" office:value="0">
                <text:p>0</text:p>
                <draw:g>
                  <svg:desc>Sheet1.F2:Sheet1.F21</svg:desc>
                </draw:g>
              </table:table-cell>
              <table:table-cell office:value-type="float" office:value="1">
                <text:p>1</text:p>
                <draw:g>
                  <svg:desc>Sheet1.G2:Sheet1.G21</svg:desc>
                </draw:g>
              </table:table-cell>
              <table:table-cell office:value-type="float" office:value="1">
                <text:p>1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225">
                <text:p>0.8032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225">
                <text:p>0.8032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87234">
                <text:p>0.87234</text:p>
              </table:table-cell>
              <table:table-cell office:value-type="float" office:value="0.5625">
                <text:p>0.5625</text:p>
              </table:table-cell>
              <table:table-cell office:value-type="float" office:value="0.0388329">
                <text:p>0.0388329</text:p>
              </table:table-cell>
              <table:table-cell office:value-type="float" office:value="0.00251067">
                <text:p>0.00251067</text:p>
              </table:table-cell>
              <table:table-cell office:value-type="float" office:value="0.0539944">
                <text:p>0.0539944</text:p>
              </table:table-cell>
              <table:table-cell office:value-type="float" office:value="0.803225">
                <text:p>0.8032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684211">
                <text:p>0.684211</text:p>
              </table:table-cell>
              <table:table-cell office:value-type="float" office:value="0.698925">
                <text:p>0.698925</text:p>
              </table:table-cell>
              <table:table-cell office:value-type="float" office:value="0.0225634">
                <text:p>0.0225634</text:p>
              </table:table-cell>
              <table:table-cell office:value-type="float" office:value="0.0285619">
                <text:p>0.0285619</text:p>
              </table:table-cell>
              <table:table-cell office:value-type="float" office:value="0.0433827">
                <text:p>0.0433827</text:p>
              </table:table-cell>
              <table:table-cell office:value-type="float" office:value="0.803225">
                <text:p>0.803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648936">
                <text:p>0.648936</text:p>
              </table:table-cell>
              <table:table-cell office:value-type="float" office:value="0.752809">
                <text:p>0.752809</text:p>
              </table:table-cell>
              <table:table-cell office:value-type="float" office:value="0.090373">
                <text:p>0.090373</text:p>
              </table:table-cell>
              <table:table-cell office:value-type="float" office:value="0.115637">
                <text:p>0.115637</text:p>
              </table:table-cell>
              <table:table-cell office:value-type="float" office:value="0.070855">
                <text:p>0.070855</text:p>
              </table:table-cell>
              <table:table-cell office:value-type="float" office:value="0.803225">
                <text:p>0.8032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621053">
                <text:p>0.621053</text:p>
              </table:table-cell>
              <table:table-cell office:value-type="float" office:value="0.71875">
                <text:p>0.71875</text:p>
              </table:table-cell>
              <table:table-cell office:value-type="float" office:value="0.0482943">
                <text:p>0.0482943</text:p>
              </table:table-cell>
              <table:table-cell office:value-type="float" office:value="0.161818">
                <text:p>0.161818</text:p>
              </table:table-cell>
              <table:table-cell office:value-type="float" office:value="0.0741984">
                <text:p>0.0741984</text:p>
              </table:table-cell>
              <table:table-cell office:value-type="float" office:value="0.803225">
                <text:p>0.8032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586957">
                <text:p>0.586957</text:p>
              </table:table-cell>
              <table:table-cell office:value-type="float" office:value="0.88764">
                <text:p>0.88764</text:p>
              </table:table-cell>
              <table:table-cell office:value-type="float" office:value="0.0315597">
                <text:p>0.0315597</text:p>
              </table:table-cell>
              <table:table-cell office:value-type="float" office:value="0.181053">
                <text:p>0.181053</text:p>
              </table:table-cell>
              <table:table-cell office:value-type="float" office:value="0.0825948">
                <text:p>0.0825948</text:p>
              </table:table-cell>
              <table:table-cell office:value-type="float" office:value="0.803225">
                <text:p>0.8032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630435">
                <text:p>0.630435</text:p>
              </table:table-cell>
              <table:table-cell office:value-type="float" office:value="0.755556">
                <text:p>0.755556</text:p>
              </table:table-cell>
              <table:table-cell office:value-type="float" office:value="0.143421">
                <text:p>0.143421</text:p>
              </table:table-cell>
              <table:table-cell office:value-type="float" office:value="0.201878">
                <text:p>0.201878</text:p>
              </table:table-cell>
              <table:table-cell office:value-type="float" office:value="0.0956555">
                <text:p>0.0956555</text:p>
              </table:table-cell>
              <table:table-cell office:value-type="float" office:value="0.803225">
                <text:p>0.8032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640449">
                <text:p>0.640449</text:p>
              </table:table-cell>
              <table:table-cell office:value-type="float" office:value="0.795455">
                <text:p>0.795455</text:p>
              </table:table-cell>
              <table:table-cell office:value-type="float" office:value="0.135444">
                <text:p>0.135444</text:p>
              </table:table-cell>
              <table:table-cell office:value-type="float" office:value="0.235795">
                <text:p>0.235795</text:p>
              </table:table-cell>
              <table:table-cell office:value-type="float" office:value="0.0981708">
                <text:p>0.0981708</text:p>
              </table:table-cell>
              <table:table-cell office:value-type="float" office:value="0.803225">
                <text:p>0.8032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688889">
                <text:p>0.688889</text:p>
              </table:table-cell>
              <table:table-cell office:value-type="float" office:value="0.814433">
                <text:p>0.814433</text:p>
              </table:table-cell>
              <table:table-cell office:value-type="float" office:value="0.104468">
                <text:p>0.104468</text:p>
              </table:table-cell>
              <table:table-cell office:value-type="float" office:value="0.242775">
                <text:p>0.242775</text:p>
              </table:table-cell>
              <table:table-cell office:value-type="float" office:value="0.0843369">
                <text:p>0.0843369</text:p>
              </table:table-cell>
              <table:table-cell office:value-type="float" office:value="0.803225">
                <text:p>0.8032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719101">
                <text:p>0.719101</text:p>
              </table:table-cell>
              <table:table-cell office:value-type="float" office:value="0.808511">
                <text:p>0.808511</text:p>
              </table:table-cell>
              <table:table-cell office:value-type="float" office:value="0.0912277">
                <text:p>0.0912277</text:p>
              </table:table-cell>
              <table:table-cell office:value-type="float" office:value="0.255385">
                <text:p>0.255385</text:p>
              </table:table-cell>
              <table:table-cell office:value-type="float" office:value="0.0884846">
                <text:p>0.0884846</text:p>
              </table:table-cell>
              <table:table-cell office:value-type="float" office:value="0.803225">
                <text:p>0.8032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763441">
                <text:p>0.763441</text:p>
              </table:table-cell>
              <table:table-cell office:value-type="float" office:value="0.876289">
                <text:p>0.876289</text:p>
              </table:table-cell>
              <table:table-cell office:value-type="float" office:value="0.178826">
                <text:p>0.178826</text:p>
              </table:table-cell>
              <table:table-cell office:value-type="float" office:value="0.267692">
                <text:p>0.267692</text:p>
              </table:table-cell>
              <table:table-cell office:value-type="float" office:value="0.0845177">
                <text:p>0.0845177</text:p>
              </table:table-cell>
              <table:table-cell office:value-type="float" office:value="0.803225">
                <text:p>0.803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97872">
                <text:p>0.797872</text:p>
              </table:table-cell>
              <table:table-cell office:value-type="float" office:value="0.865979">
                <text:p>0.865979</text:p>
              </table:table-cell>
              <table:table-cell office:value-type="float" office:value="0.102739">
                <text:p>0.102739</text:p>
              </table:table-cell>
              <table:table-cell office:value-type="float" office:value="0.283019">
                <text:p>0.283019</text:p>
              </table:table-cell>
              <table:table-cell office:value-type="float" office:value="0.0905181">
                <text:p>0.0905181</text:p>
              </table:table-cell>
              <table:table-cell office:value-type="float" office:value="0.803225">
                <text:p>0.8032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">
                <text:p>0.8</text:p>
              </table:table-cell>
              <table:table-cell office:value-type="float" office:value="0.810526">
                <text:p>0.810526</text:p>
              </table:table-cell>
              <table:table-cell office:value-type="float" office:value="0.118466">
                <text:p>0.118466</text:p>
              </table:table-cell>
              <table:table-cell office:value-type="float" office:value="0.277259">
                <text:p>0.277259</text:p>
              </table:table-cell>
              <table:table-cell office:value-type="float" office:value="0.0857973">
                <text:p>0.0857973</text:p>
              </table:table-cell>
              <table:table-cell office:value-type="float" office:value="0.803225">
                <text:p>0.8032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797872">
                <text:p>0.797872</text:p>
              </table:table-cell>
              <table:table-cell office:value-type="float" office:value="0.875">
                <text:p>0.875</text:p>
              </table:table-cell>
              <table:table-cell office:value-type="float" office:value="0.162221">
                <text:p>0.162221</text:p>
              </table:table-cell>
              <table:table-cell office:value-type="float" office:value="0.271028">
                <text:p>0.271028</text:p>
              </table:table-cell>
              <table:table-cell office:value-type="float" office:value="0.0861277">
                <text:p>0.0861277</text:p>
              </table:table-cell>
              <table:table-cell office:value-type="float" office:value="0.803225">
                <text:p>0.8032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76596">
                <text:p>0.776596</text:p>
              </table:table-cell>
              <table:table-cell office:value-type="float" office:value="0.896907">
                <text:p>0.896907</text:p>
              </table:table-cell>
              <table:table-cell office:value-type="float" office:value="0.11877">
                <text:p>0.11877</text:p>
              </table:table-cell>
              <table:table-cell office:value-type="float" office:value="0.27673">
                <text:p>0.27673</text:p>
              </table:table-cell>
              <table:table-cell office:value-type="float" office:value="0.0868339">
                <text:p>0.0868339</text:p>
              </table:table-cell>
              <table:table-cell office:value-type="float" office:value="0.803225">
                <text:p>0.8032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789474">
                <text:p>0.789474</text:p>
              </table:table-cell>
              <table:table-cell office:value-type="float" office:value="0.927083">
                <text:p>0.927083</text:p>
              </table:table-cell>
              <table:table-cell office:value-type="float" office:value="0.116305">
                <text:p>0.116305</text:p>
              </table:table-cell>
              <table:table-cell office:value-type="float" office:value="0.280255">
                <text:p>0.280255</text:p>
              </table:table-cell>
              <table:table-cell office:value-type="float" office:value="0.0865237">
                <text:p>0.0865237</text:p>
              </table:table-cell>
              <table:table-cell office:value-type="float" office:value="0.803225">
                <text:p>0.803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10526">
                <text:p>0.810526</text:p>
              </table:table-cell>
              <table:table-cell office:value-type="float" office:value="0.88172">
                <text:p>0.88172</text:p>
              </table:table-cell>
              <table:table-cell office:value-type="float" office:value="0.12856">
                <text:p>0.12856</text:p>
              </table:table-cell>
              <table:table-cell office:value-type="float" office:value="0.287975">
                <text:p>0.287975</text:p>
              </table:table-cell>
              <table:table-cell office:value-type="float" office:value="0.08405">
                <text:p>0.08405</text:p>
              </table:table-cell>
              <table:table-cell office:value-type="float" office:value="0.803225">
                <text:p>0.8032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797872">
                <text:p>0.797872</text:p>
              </table:table-cell>
              <table:table-cell office:value-type="float" office:value="0.876289">
                <text:p>0.876289</text:p>
              </table:table-cell>
              <table:table-cell office:value-type="float" office:value="0.106234">
                <text:p>0.106234</text:p>
              </table:table-cell>
              <table:table-cell office:value-type="float" office:value="0.283439">
                <text:p>0.283439</text:p>
              </table:table-cell>
              <table:table-cell office:value-type="float" office:value="0.0875981">
                <text:p>0.0875981</text:p>
              </table:table-cell>
              <table:table-cell office:value-type="float" office:value="0.803225">
                <text:p>0.80322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708cm" svg:y="3.955cm" style:legend-expansion="high" chart:style-name="ch2"/>
        <chart:plot-area chart:style-name="ch3" table:cell-range-address="Sheet1.A25:Sheet1.A44 Sheet1.I24:Sheet1.J44" chart:data-source-has-labels="row" svg:x="0.32cm" svg:y="0.18cm" svg:width="13.068cm" svg:height="8.646cm">
          <chartooo:coordinate-region svg:x="1.232cm" svg:y="0.379cm" svg:width="11.91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5:Sheet1.I44" chart:label-cell-address="Sheet1.I24:Sheet1.I24" chart:class="chart:scatter">
            <chart:domain table:cell-range-address="Sheet1.A25:Sheet1.A44"/>
            <chart:data-point chart:repeated="20"/>
          </chart:series>
          <chart:series chart:style-name="ch7" chart:values-cell-range-address="Sheet1.J25:Sheet1.J44" chart:label-cell-address="Sheet1.J24:Sheet1.J24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um</text:p>
                <draw:g>
                  <svg:desc>Sheet1.I24:Sheet1.I24</svg:desc>
                </draw:g>
              </table:table-cell>
              <table:table-cell office:value-type="string">
                <text:p> qlog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5:Sheet1.A44</svg:desc>
                </draw:g>
              </table:table-cell>
              <table:table-cell office:value-type="float" office:value="0.266666666666667">
                <text:p>0.266666666666667</text:p>
                <draw:g>
                  <svg:desc>Sheet1.I25:Sheet1.I44</svg:desc>
                </draw:g>
              </table:table-cell>
              <table:table-cell office:value-type="float" office:value="0">
                <text:p>0</text:p>
                <draw:g>
                  <svg:desc>Sheet1.J25:Sheet1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33763333333333">
                <text:p>0.23376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227096666666667">
                <text:p>0.22709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457028807183595">
                <text:p>0.457028807183595</text:p>
              </table:table-cell>
              <table:table-cell office:value-type="float" office:value="0.120712933418025">
                <text:p>0.120712933418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422570090398328">
                <text:p>0.422570090398328</text:p>
              </table:table-cell>
              <table:table-cell office:value-type="float" office:value="0.173741958667013">
                <text:p>0.173741958667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440324762030473">
                <text:p>0.440324762030473</text:p>
              </table:table-cell>
              <table:table-cell office:value-type="float" office:value="0.274137554809964">
                <text:p>0.274137554809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419401824563401">
                <text:p>0.419401824563401</text:p>
              </table:table-cell>
              <table:table-cell office:value-type="float" office:value="0.277885758437141">
                <text:p>0.277885758437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1646451504505">
                <text:p>0.41646451504505</text:p>
              </table:table-cell>
              <table:table-cell office:value-type="float" office:value="0.280240566417806">
                <text:p>0.280240566417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36268920879126">
                <text:p>0.436268920879126</text:p>
              </table:table-cell>
              <table:table-cell office:value-type="float" office:value="0.323950215968905">
                <text:p>0.323950215968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436124273229562">
                <text:p>0.436124273229562</text:p>
              </table:table-cell>
              <table:table-cell office:value-type="float" office:value="0.332954821376758">
                <text:p>0.332954821376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432638071498166">
                <text:p>0.432638071498166</text:p>
              </table:table-cell>
              <table:table-cell office:value-type="float" office:value="0.320408755417455">
                <text:p>0.320408755417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429281917199644">
                <text:p>0.429281917199644</text:p>
              </table:table-cell>
              <table:table-cell office:value-type="float" office:value="0.321932435690021">
                <text:p>0.32193243569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452311430409657">
                <text:p>0.452311430409657</text:p>
              </table:table-cell>
              <table:table-cell office:value-type="float" office:value="0.337336398827293">
                <text:p>0.337336398827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439309476721349">
                <text:p>0.439309476721349</text:p>
              </table:table-cell>
              <table:table-cell office:value-type="float" office:value="0.330040368794034">
                <text:p>0.330040368794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431249423029525">
                <text:p>0.431249423029525</text:p>
              </table:table-cell>
              <table:table-cell office:value-type="float" office:value="0.320362514240634">
                <text:p>0.320362514240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436062551796539">
                <text:p>0.436062551796539</text:p>
              </table:table-cell>
              <table:table-cell office:value-type="float" office:value="0.319543032351641">
                <text:p>0.319543032351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420058906048859">
                <text:p>0.420058906048859</text:p>
              </table:table-cell>
              <table:table-cell office:value-type="float" office:value="0.304415933090824">
                <text:p>0.304415933090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417652435895036">
                <text:p>0.417652435895036</text:p>
              </table:table-cell>
              <table:table-cell office:value-type="float" office:value="0.29469777295693">
                <text:p>0.2946977729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414585530202025">
                <text:p>0.414585530202025</text:p>
              </table:table-cell>
              <table:table-cell office:value-type="float" office:value="0.28149625652108">
                <text:p>0.28149625652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400637167716888">
                <text:p>0.400637167716888</text:p>
              </table:table-cell>
              <table:table-cell office:value-type="float" office:value="0.253792738983391">
                <text:p>0.253792738983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